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3.164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5.173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3.2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2.348cm"/>
    </style:style>
    <style:style style:name="co12" style:family="table-column">
      <style:table-column-properties fo:break-before="auto" style:column-width="3.812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8.066cm"/>
    </style:style>
    <style:style style:name="co15" style:family="table-column">
      <style:table-column-properties fo:break-before="auto" style:column-width="6.876cm"/>
    </style:style>
    <style:style style:name="co16" style:family="table-column">
      <style:table-column-properties fo:break-before="auto" style:column-width="6.923cm"/>
    </style:style>
    <style:style style:name="co17" style:family="table-column">
      <style:table-column-properties fo:break-before="auto" style:column-width="3.027cm"/>
    </style:style>
    <style:style style:name="co18" style:family="table-column">
      <style:table-column-properties fo:break-before="auto" style:column-width="2.692cm"/>
    </style:style>
    <style:style style:name="co19" style:family="table-column">
      <style:table-column-properties fo:break-before="auto" style:column-width="4.62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cm" fo:break-before="auto" style:use-optimal-row-height="false"/>
    </style:style>
    <style:style style:name="ro4" style:family="table-row">
      <style:table-row-properties style:row-height="0.427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font-name="Arial"/>
    </style:style>
    <style:style style:name="ce62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2">
      <style:text-properties style:font-name="Ari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size-complex="10pt"/>
    </style:style>
    <style:style style:name="ce10" style:family="table-cell" style:parent-style-name="Default">
      <style:table-cell-properties fo:background-color="transparent" style:vertical-align="middle"/>
      <style:text-properties style:use-window-font-color="true" style:font-name="Trebuchet MS" fo:font-size="10pt" style:font-size-asian="10pt" style:font-size-complex="10pt"/>
    </style:style>
    <style:style style:name="ce66" style:family="table-cell" style:parent-style-name="Default">
      <style:table-cell-properties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249">
      <style:table-cell-properties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7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39">
      <style:table-cell-properties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39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wrap-option="wrap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no-wrap" fo:border="none" fo:padding="0.071cm" style:vertical-align="middl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82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cell-protect="none" style:print-content="true"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transparent"/>
      <style:text-properties style:font-name="Trebuchet MS" fo:font-size="10pt" style:font-size-asian="10pt" style:font-size-complex="10pt"/>
    </style:style>
    <style:style style:name="ce4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235">
      <style:table-cell-properties style:text-align-source="fix" style:repeat-content="false" fo:background-color="transparent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235">
      <style:table-cell-properties style:text-align-source="fix" style:repeat-content="false" fo:background-color="transparent" fo:border="non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cell-protect="none" style:print-content="true" fo:background-color="transparent"/>
      <style:text-properties fo:color="#ffffff" style:font-name="Trebuchet M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3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 fo:font-size="10pt" style:text-underline-style="none" fo:font-weight="normal" style:font-size-asian="10pt" style:language-asian="en" style:country-asian="US" style:font-weight-asian="normal" style:font-name-complex="Arial2" style:font-size-complex="10pt" style:font-weight-complex="normal"/>
    </style:style>
    <style:style style:name="ce115" style:family="table-cell" style:parent-style-name="Default">
      <style:table-cell-properties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ext-properties style:font-name="Trebuchet MS" fo:font-size="10pt" style:font-size-asian="10pt" style:font-size-complex="10pt"/>
    </style:style>
    <style:style style:name="ce55" style:family="table-cell" style:parent-style-name="Default">
      <style:table-cell-properties fo:border="non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="none"/>
      <style:text-properties style:font-name="Trebuchet MS" fo:font-size="10pt" style:font-size-asian="10pt" style:font-size-complex="10pt"/>
    </style:style>
    <style:style style:name="ce57" style:family="table-cell" style:parent-style-name="Default">
      <style:table-cell-properties fo:background-color="transparent" fo:border="none"/>
      <style:text-properties style:font-name="Trebuchet M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="0.06pt solid #000000"/>
      <style:text-properties style:font-name="Trebuchet MS" fo:font-size="10pt" style:font-size-asian="10pt" style:font-size-complex="10pt"/>
    </style:style>
    <style:style style:name="ce60" style:family="table-cell" style:parent-style-name="Default">
      <style:table-cell-properties fo:background-color="transparent" fo:border="0.06pt solid #000000"/>
      <style:text-properties style:font-name="Trebuchet MS" fo:font-size="10pt" style:font-size-asian="10pt" style:font-size-complex="10pt"/>
    </style:style>
    <style:style style:name="ce61" style:family="table-cell" style:parent-style-name="Default" style:data-style-name="N139">
      <style:table-cell-properties fo:background-color="transparent"/>
      <style:text-properties style:font-name="Trebuchet MS" fo:font-size="10pt" style:font-size-asian="10pt" style:font-size-complex="10pt"/>
    </style:style>
    <style:style style:name="ce124" style:family="table-cell" style:parent-style-name="Default">
      <style:table-cell-properties fo:background-color="transparent" fo:border="0.06pt solid #000000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82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4" style:family="table-cell" style:parent-style-name="Default" style:data-style-name="N11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5" style:family="table-cell" style:parent-style-name="Default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70316&quot;;&quot;96812&quot;;&quot;100562&quot;;&quot;99982&quot;;&quot;60225&quot;;&quot;75399&quot;;&quot;99980&quot;;&quot;97919&quot;;&quot;88531&quot;;&quot;100163&quot;;&quot;97493&quot;;&quot;56588&quot;;&quot;95605&quot;;&quot;40351&quot;;&quot;48159&quot;;&quot;70370&quot;;&quot;62859&quot;;&quot;100295&quot;;&quot;101850&quot;;&quot;96454&quot;;&quot;100951&quot;;&quot;73903&quot;;&quot;74494&quot;;&quot;102015&quot;;&quot;72621&quot;;&quot;96772&quot;;&quot;69832&quot;;&quot;101788&quot;;&quot;100389&quot;;&quot;99565&quot;;&quot;96006&quot;;&quot;70651&quot;;&quot;95395&quot;;&quot;101653&quot;;&quot;99970&quot;;&quot;101415&quot;;&quot;101319&quot;;&quot;73762&quot;;&quot;68752&quot;;&quot;42539&quot;;&quot;54587&quot;;&quot;69816&quot;;&quot;72414&quot;;&quot;100181&quot;;&quot;100290&quot;;&quot;101958&quot;;&quot;96430&quot;;&quot;97436&quot;;&quot;100651&quot;;&quot;99771&quot;;&quot;101675&quot;;&quot;100854&quot;;&quot;96715&quot;;&quot;69122&quot;;&quot;95937&quot;;&quot;59193&quot;;&quot;88005&quot;;&quot;45516&quot;;&quot;78804&quot;;&quot;100924&quot;;&quot;100524&quot;;&quot;99644&quot;;&quot;72101&quot;;&quot;101758&quot;;&quot;&quot;)" table:allow-empty-cell="true" table:display-list="sort-ascending" table:base-cell-address="Full4.A3">
          <table:error-message table:message-type="stop" table:display="true"/>
        </table:content-validation>
        <table:content-validation table:name="val2" table:condition="of:cell-content-text-length-is-between(5,6)" table:allow-empty-cell="true" table:base-cell-address="Full2.A1"/>
        <table:content-validation table:name="val3" table:condition="of:cell-content-is-in-list(&quot;Tarragona&quot;;&quot;Girona&quot;;&quot;Lleida&quot;;&quot;Huesca&quot;;&quot;Castellón&quot;;&quot;Zaragoza&quot;;&quot;Valencia&quot;;&quot;Badajoz&quot;;&quot;Teruel&quot;;&quot;Pamplona&quot;;&quot;Soria&quot;;&quot;Logroño&quot;;&quot;San Sebastián &quot;;&quot;Vitoria&quot;;&quot;Cuenca&quot;;&quot;Guadalajara&quot;;&quot;Burgos&quot;;&quot;Murcia&quot;;&quot;Bilbao&quot;;&quot;Madrid&quot;;&quot;Alicante&quot;;&quot;Segovia&quot;;&quot;Valladolid&quot;;&quot;Palencia&quot;;&quot;Toledo&quot;;&quot;Santander&quot;;&quot;Zamora&quot;;&quot;Salamanca&quot;;&quot;León&quot;;&quot;Jaén&quot;;&quot;Ciudad Real&quot;;&quot;Almería&quot;;&quot;Granada&quot;;&quot;Oviedo&quot;;&quot;Córdoba&quot;;&quot;Cáceres&quot;;&quot;Avila&quot;;&quot;Málaga&quot;;&quot;Lugo&quot;;&quot;Orense&quot;;&quot;Sevilla&quot;;&quot;A Coruña&quot;;&quot;Pontevedra&quot;;&quot;Huelva&quot;;&quot;Cádiz&quot;;&quot;&quot;)" table:allow-empty-cell="true" table:display-list="sort-ascending" table:base-cell-address="Full4.C3">
          <table:error-message table:message-type="stop" table:display="true"/>
        </table:content-validation>
        <table:content-validation table:name="val4" table:base-cell-address="Full4.E2">
          <table:error-message table:message-type="stop" table:display="true"/>
        </table:content-validation>
        <table:content-validation table:name="val5" table:base-cell-address="Full4.F2">
          <table:help-message table:display="true"/>
          <table:error-message table:message-type="stop" table:display="true"/>
        </table:content-validation>
      </table:content-validations>
      <table:table table:name="Full2" table:style-name="ta1">
        <table:table-column table:style-name="co1" table:default-cell-style-name="ce14"/>
        <table:table-column table:style-name="co2" table:default-cell-style-name="ce14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2" office:value-type="string" calcext:value-type="string">
            <text:p>Dietes</text:p>
          </table:table-cell>
          <table:table-cell table:style-name="ce12" office:value-type="string" calcext:value-type="string">
            <text:p>Import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eu Km</text:p>
          </table:table-cell>
          <table:table-cell table:style-name="ce13" office:value-type="float" office:value="0.16" calcext:value-type="float">
            <text:p>0,16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Manutenció</text:p>
          </table:table-cell>
          <table:table-cell table:style-name="ce62" office:value-type="float" office:value="54.3" calcext:value-type="float">
            <text:p>54,30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Allotjament</text:p>
          </table:table-cell>
          <table:table-cell table:style-name="ce62" office:value-type="float" office:value="75" calcext:value-type="float">
            <text:p>75,00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ategories</text:p>
          </table:table-cell>
          <table:table-cell office:value-type="string" calcext:value-type="string">
            <text:p>Factor càlcul s/categ. 1</text:p>
          </table:table-cell>
          <table:table-cell table:style-name="ce14" office:value-type="string" calcext:value-type="string">
            <text:p>Sou base</text:p>
          </table:table-cell>
          <table:table-cell table:style-name="ce14" office:value-type="string" calcext:value-type="string">
            <text:p>Trienni</text:p>
          </table:table-cell>
          <table:table-cell table:style-name="ce14" office:value-type="string" calcext:value-type="string">
            <text:p>Hores extraordinàri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450" calcext:value-type="float">
            <text:p>1450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style-name="ce14" table:formula="of:=[.$B9]*[.$C8]" office:value-type="float" office:value="1160" calcext:value-type="float">
            <text:p>1160</text:p>
          </table:table-cell>
          <table:table-cell table:style-name="ce5" table:formula="of:=[.$B9]*[.$D8]" office:value-type="float" office:value="33.6" calcext:value-type="float">
            <text:p>33,60</text:p>
          </table:table-cell>
          <table:table-cell table:style-name="ce5" table:formula="of:=[.$B9]*[.$E8]" office:value-type="float" office:value="28" calcext:value-type="float">
            <text:p>28,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style-name="ce14" table:formula="of:=[.$B10]*[.$C9]" office:value-type="float" office:value="812" calcext:value-type="float">
            <text:p>812</text:p>
          </table:table-cell>
          <table:table-cell table:style-name="ce5" table:formula="of:=[.$B10]*[.$D9]" office:value-type="float" office:value="23.52" calcext:value-type="float">
            <text:p>23,52</text:p>
          </table:table-cell>
          <table:table-cell table:style-name="ce5" table:formula="of:=[.$B10]*[.$E9]" office:value-type="float" office:value="19.6" calcext:value-type="float">
            <text:p>19,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style-name="ce14" table:formula="of:=[.$B11]*[.$C10]" office:value-type="float" office:value="487.2" calcext:value-type="float">
            <text:p>487,2</text:p>
          </table:table-cell>
          <table:table-cell table:style-name="ce5" table:formula="of:=[.$B11]*[.$D10]" office:value-type="float" office:value="14.112" calcext:value-type="float">
            <text:p>14,11</text:p>
          </table:table-cell>
          <table:table-cell table:style-name="ce5" table:formula="of:=[.$B11]*[.$E10]" office:value-type="float" office:value="11.76" calcext:value-type="float">
            <text:p>11,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style-name="ce14" table:formula="of:=[.$B12]*[.$C11]" office:value-type="float" office:value="243.6" calcext:value-type="float">
            <text:p>243,6</text:p>
          </table:table-cell>
          <table:table-cell table:style-name="ce5" table:formula="of:=[.$B12]*[.$D11]" office:value-type="float" office:value="7.056" calcext:value-type="float">
            <text:p>7,06</text:p>
          </table:table-cell>
          <table:table-cell table:style-name="ce5" table:formula="of:=[.$B12]*[.$E11]" office:value-type="float" office:value="5.88" calcext:value-type="float">
            <text:p>5,88</text:p>
          </table:table-cell>
        </table:table-row>
      </table:table>
      <table:table table:name="Full3" table:style-name="ta1">
        <table:table-column table:style-name="co4" table:default-cell-style-name="ce20"/>
        <table:table-column table:style-name="co5" table:default-cell-style-name="ce66"/>
        <table:table-column table:style-name="co6" table:default-cell-style-name="ce67"/>
        <table:table-column table:style-name="co7" table:default-cell-style-name="Default"/>
        <table:table-column table:style-name="co8" table:default-cell-style-name="ce71"/>
        <table:table-column table:style-name="co9" table:default-cell-style-name="ce71"/>
        <table:table-column table:style-name="co10" table:default-cell-style-name="ce6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74"/>
        <table:table-column table:style-name="co1" table:default-cell-style-name="ce21"/>
        <table:table-column table:style-name="co1" table:number-columns-repeated="3" table:default-cell-style-name="ce22"/>
        <table:table-column table:style-name="co1" table:default-cell-style-name="ce26"/>
        <table:table-column table:style-name="co1" table:default-cell-style-name="ce27"/>
        <table:table-column table:style-name="co1" table:default-cell-style-name="ce32"/>
        <table:table-column table:style-name="co1" table:default-cell-style-name="ce33"/>
        <table:table-row table:style-name="ro1">
          <table:table-cell table:style-name="ce6" office:value-type="string" calcext:value-type="string" table:number-columns-spanned="11" table:number-rows-spanned="1">
            <text:p>Càlcul dietes treballadors</text:p>
          </table:table-cell>
          <table:covered-table-cell table:number-columns-repeated="2" table:style-name="Default"/>
          <table:covered-table-cell/>
          <table:covered-table-cell table:number-columns-repeated="7" table:style-name="Default"/>
          <table:table-cell table:style-name="ce18"/>
          <table:table-cell table:style-name="ce82" office:value-type="string" calcext:value-type="string" table:number-columns-spanned="4" table:number-rows-spanned="1">
            <text:p>Treballadors</text:p>
          </table:table-cell>
          <table:covered-table-cell table:number-columns-repeated="3" table:style-name="ce82"/>
          <table:table-cell table:style-name="ce25"/>
          <table:table-cell table:style-name="ce28"/>
          <table:table-cell table:style-name="ce29" office:value-type="string" calcext:value-type="string" table:number-columns-spanned="2" table:number-rows-spanned="1">
            <text:p>Desplaçaments</text:p>
          </table:table-cell>
          <table:covered-table-cell table:style-name="ce92"/>
        </table:table-row>
        <table:table-row table:style-name="ro1">
          <table:table-cell table:style-name="ce7" office:value-type="string" calcext:value-type="string">
            <text:p>Codi treballador*</text:p>
          </table:table-cell>
          <table:table-cell table:style-name="ce7" office:value-type="string" calcext:value-type="string">
            <text:p>Nom i cognom treballador</text:p>
          </table:table-cell>
          <table:table-cell table:style-name="ce7" office:value-type="string" calcext:value-type="string">
            <text:p>Destinació*</text:p>
          </table:table-cell>
          <table:table-cell table:style-name="ce7" office:value-type="string" calcext:value-type="string">
            <text:p>Distància (anada i tornada)</text:p>
          </table:table-cell>
          <table:table-cell table:style-name="ce7" office:value-type="string" calcext:value-type="string">
            <text:p>Data anada*</text:p>
          </table:table-cell>
          <table:table-cell table:style-name="ce7" office:value-type="string" calcext:value-type="string">
            <text:p>Data tornada*</text:p>
          </table:table-cell>
          <table:table-cell table:style-name="ce7" office:value-type="string" calcext:value-type="string">
            <text:p>Dies</text:p>
          </table:table-cell>
          <table:table-cell table:style-name="ce7" office:value-type="string" calcext:value-type="string">
            <text:p>Import km</text:p>
          </table:table-cell>
          <table:table-cell table:style-name="ce7" office:value-type="string" calcext:value-type="string">
            <text:p>Import manutenció</text:p>
          </table:table-cell>
          <table:table-cell table:style-name="ce7" office:value-type="string" calcext:value-type="string">
            <text:p>Import allotjament</text:p>
          </table:table-cell>
          <table:table-cell table:style-name="ce7" office:value-type="string" calcext:value-type="string">
            <text:p>Total</text:p>
          </table:table-cell>
          <table:table-cell table:style-name="ce19"/>
          <table:table-cell table:style-name="ce82" office:value-type="string" calcext:value-type="string">
            <text:p>Codi</text:p>
          </table:table-cell>
          <table:table-cell table:style-name="ce82" office:value-type="string" calcext:value-type="string">
            <text:p>Cognom1</text:p>
          </table:table-cell>
          <table:table-cell table:style-name="ce82" office:value-type="string" calcext:value-type="string">
            <text:p>Cognom2</text:p>
          </table:table-cell>
          <table:table-cell table:style-name="ce82" office:value-type="string" calcext:value-type="string">
            <text:p>Nom</text:p>
          </table:table-cell>
          <table:table-cell table:style-name="ce25"/>
          <table:table-cell table:style-name="ce28"/>
          <table:table-cell table:style-name="ce92" office:value-type="string" calcext:value-type="string">
            <text:p>Ciutat</text:p>
          </table:table-cell>
          <table:table-cell table:style-name="ce92" office:value-type="string" calcext:value-type="string">
            <text:p>Km</text:p>
          </table:table-cell>
        </table:table-row>
        <table:table-row table:style-name="ro3">
          <table:table-cell table:content-validation-name="val1" office:value-type="string" calcext:value-type="string">
            <text:p>70651</text:p>
          </table:table-cell>
          <table:table-cell table:formula="of:=COM.MICROSOFT.CONCAT(COM.MICROSOFT.CONCAT(VLOOKUP([.A3];[.$M$3:.$P$66];4;0);&quot; &quot;);COM.MICROSOFT.CONCAT(COM.MICROSOFT.CONCAT(VLOOKUP([.A3];[.$M$3:.$P$66];2;0));&quot; &quot;);VLOOKUP([.A3];[.$M$3:.$P$66];3;0))" office:value-type="string" office:string-value="Susana Gil Marco" calcext:value-type="string">
            <text:p>Susana Gil Marco</text:p>
          </table:table-cell>
          <table:table-cell table:content-validation-name="val3" office:value-type="string" calcext:value-type="string">
            <text:p>Vitoria</text:p>
          </table:table-cell>
          <table:table-cell table:formula="of:=VLOOKUP([.C3];[.$S$3:.$T$47];2;0)*2" office:value-type="float" office:value="1060" calcext:value-type="float">
            <text:p>1060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8-12" calcext:value-type="date">
            <text:p>12/08/2022</text:p>
          </table:table-cell>
          <table:table-cell table:formula="of:=DATEDIF([.$E3];[.$F3];&quot;d&quot;)" office:value-type="float" office:value="163" calcext:value-type="float">
            <text:p>163</text:p>
          </table:table-cell>
          <table:table-cell table:formula="of:=[.D3]*[$Full2.$B$2]" office:value-type="currency" office:currency="EUR" office:value="169.6" calcext:value-type="currency">
            <text:p>169,60 €</text:p>
          </table:table-cell>
          <table:table-cell table:formula="of:=[.G3]*[$Full2.$B$3]" office:value-type="currency" office:currency="EUR" office:value="8850.9" calcext:value-type="currency">
            <text:p>8.850,90 €</text:p>
          </table:table-cell>
          <table:table-cell table:formula="of:=([.G3]-1)*[$Full2.$B$4]" office:value-type="currency" office:currency="EUR" office:value="12150" calcext:value-type="currency">
            <text:p>12.150,00 €</text:p>
          </table:table-cell>
          <table:table-cell table:formula="of:=SUM([.H3:.J3])" office:value-type="currency" office:currency="EUR" office:value="21170.5" calcext:value-type="currency">
            <text:p>21.170,50 €</text:p>
          </table:table-cell>
          <table:table-cell/>
          <table:table-cell table:content-validation-name="val2" office:value-type="float" office:value="70316" calcext:value-type="float">
            <text:p>70316</text:p>
          </table:table-cell>
          <table:table-cell office:value-type="string" calcext:value-type="string">
            <text:p>Pozo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Sonia</text:p>
          </table:table-cell>
          <table:table-cell table:number-columns-repeated="2"/>
          <table:table-cell table:style-name="ce31" office:value-type="string" calcext:value-type="string">
            <text:p>Tarragon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4];[.$M$3:.$P$66];4;0);&quot; &quot;);COM.MICROSOFT.CONCAT(COM.MICROSOFT.CONCAT(VLOOKUP([.A4];[.$M$3:.$P$66];2;0));&quot; &quot;);VLOOKUP([.A4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Valencia</text:p>
          </table:table-cell>
          <table:table-cell table:formula="of:=VLOOKUP([.C4];[.$S$3:.$T$47];2;0)*2" office:value-type="float" office:value="698" calcext:value-type="float">
            <text:p>698</text:p>
          </table:table-cell>
          <table:table-cell table:content-validation-name="val4" office:value-type="date" office:date-value="2022-08-10" calcext:value-type="date">
            <text:p>10/08/2022</text:p>
          </table:table-cell>
          <table:table-cell table:content-validation-name="val4" office:value-type="date" office:date-value="2022-08-12" calcext:value-type="date">
            <text:p>12/08/2022</text:p>
          </table:table-cell>
          <table:table-cell table:formula="of:=DATEDIF([.$E4];[.$F4];&quot;d&quot;)" office:value-type="float" office:value="2" calcext:value-type="float">
            <text:p>2</text:p>
          </table:table-cell>
          <table:table-cell table:formula="of:=[.D4]*[$Full2.$B$2]" office:value-type="currency" office:currency="EUR" office:value="111.68" calcext:value-type="currency">
            <text:p>111,68 €</text:p>
          </table:table-cell>
          <table:table-cell table:formula="of:=[.G4]*[$Full2.$B$3]" office:value-type="currency" office:currency="EUR" office:value="108.6" calcext:value-type="currency">
            <text:p>108,60 €</text:p>
          </table:table-cell>
          <table:table-cell table:formula="of:=([.G4]-1)*[$Full2.$B$4]" office:value-type="currency" office:currency="EUR" office:value="75" calcext:value-type="currency">
            <text:p>75,00 €</text:p>
          </table:table-cell>
          <table:table-cell table:formula="of:=SUM([.H4:.J4])" office:value-type="currency" office:currency="EUR" office:value="295.28" calcext:value-type="currency">
            <text:p>295,28 €</text:p>
          </table:table-cell>
          <table:table-cell/>
          <table:table-cell table:content-validation-name="val2" office:value-type="float" office:value="96812" calcext:value-type="float">
            <text:p>96812</text:p>
          </table:table-cell>
          <table:table-cell office:value-type="string" calcext:value-type="string">
            <text:p>Rebenaque</text:p>
          </table:table-cell>
          <table:table-cell office:value-type="string" calcext:value-type="string">
            <text:p>Vales</text:p>
          </table:table-cell>
          <table:table-cell office:value-type="string" calcext:value-type="string">
            <text:p>Maria Rosa</text:p>
          </table:table-cell>
          <table:table-cell table:number-columns-repeated="2"/>
          <table:table-cell office:value-type="string" calcext:value-type="string">
            <text:p>Giron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5];[.$M$3:.$P$66];4;0);&quot; &quot;);COM.MICROSOFT.CONCAT(COM.MICROSOFT.CONCAT(VLOOKUP([.A5];[.$M$3:.$P$66];2;0));&quot; &quot;);VLOOKUP([.A5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5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5];[.$F5];&quot;d&quot;)" office:value-type="float" office:value="10" calcext:value-type="float">
            <text:p>10</text:p>
          </table:table-cell>
          <table:table-cell table:formula="of:=[.D5]*[$Full2.$B$2]" office:value-type="currency" office:currency="EUR" office:value="31.36" calcext:value-type="currency">
            <text:p>31,36 €</text:p>
          </table:table-cell>
          <table:table-cell table:formula="of:=[.G5]*[$Full2.$B$3]" office:value-type="currency" office:currency="EUR" office:value="543" calcext:value-type="currency">
            <text:p>543,00 €</text:p>
          </table:table-cell>
          <table:table-cell table:formula="of:=([.G5]-1)*[$Full2.$B$4]" office:value-type="currency" office:currency="EUR" office:value="675" calcext:value-type="currency">
            <text:p>675,00 €</text:p>
          </table:table-cell>
          <table:table-cell table:formula="of:=SUM([.H5:.J5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100562" calcext:value-type="float">
            <text:p>100562</text:p>
          </table:table-cell>
          <table:table-cell table:style-name="ce23" office:value-type="string" calcext:value-type="string">
            <text:p>Ruiz</text:p>
          </table:table-cell>
          <table:table-cell table:style-name="ce24" office:value-type="string" calcext:value-type="string">
            <text:p>Tàpia</text:p>
          </table:table-cell>
          <table:table-cell table:style-name="ce24" office:value-type="string" calcext:value-type="string">
            <text:p>Eduard</text:p>
          </table:table-cell>
          <table:table-cell table:number-columns-repeated="2"/>
          <table:table-cell office:value-type="string" calcext:value-type="string">
            <text:p>Lleid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6];[.$M$3:.$P$66];4;0);&quot; &quot;);COM.MICROSOFT.CONCAT(COM.MICROSOFT.CONCAT(VLOOKUP([.A6];[.$M$3:.$P$66];2;0));&quot; &quot;);VLOOKUP([.A6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6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6];[.$F6];&quot;d&quot;)" office:value-type="float" office:value="10" calcext:value-type="float">
            <text:p>10</text:p>
          </table:table-cell>
          <table:table-cell table:formula="of:=[.D6]*[$Full2.$B$2]" office:value-type="currency" office:currency="EUR" office:value="31.36" calcext:value-type="currency">
            <text:p>31,36 €</text:p>
          </table:table-cell>
          <table:table-cell table:formula="of:=[.G6]*[$Full2.$B$3]" office:value-type="currency" office:currency="EUR" office:value="543" calcext:value-type="currency">
            <text:p>543,00 €</text:p>
          </table:table-cell>
          <table:table-cell table:formula="of:=([.G6]-1)*[$Full2.$B$4]" office:value-type="currency" office:currency="EUR" office:value="675" calcext:value-type="currency">
            <text:p>675,00 €</text:p>
          </table:table-cell>
          <table:table-cell table:formula="of:=SUM([.H6:.J6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99982" calcext:value-type="float">
            <text:p>99982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Solés</text:p>
          </table:table-cell>
          <table:table-cell office:value-type="string" calcext:value-type="string">
            <text:p>Maria del Mar</text:p>
          </table:table-cell>
          <table:table-cell table:number-columns-repeated="2"/>
          <table:table-cell office:value-type="string" calcext:value-type="string">
            <text:p>Huesca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7];[.$M$3:.$P$66];4;0);&quot; &quot;);COM.MICROSOFT.CONCAT(COM.MICROSOFT.CONCAT(VLOOKUP([.A7];[.$M$3:.$P$66];2;0));&quot; &quot;);VLOOKUP([.A7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7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7];[.$F7];&quot;d&quot;)" office:value-type="float" office:value="10" calcext:value-type="float">
            <text:p>10</text:p>
          </table:table-cell>
          <table:table-cell table:formula="of:=[.D7]*[$Full2.$B$2]" office:value-type="currency" office:currency="EUR" office:value="31.36" calcext:value-type="currency">
            <text:p>31,36 €</text:p>
          </table:table-cell>
          <table:table-cell table:formula="of:=[.G7]*[$Full2.$B$3]" office:value-type="currency" office:currency="EUR" office:value="543" calcext:value-type="currency">
            <text:p>543,00 €</text:p>
          </table:table-cell>
          <table:table-cell table:formula="of:=([.G7]-1)*[$Full2.$B$4]" office:value-type="currency" office:currency="EUR" office:value="675" calcext:value-type="currency">
            <text:p>675,00 €</text:p>
          </table:table-cell>
          <table:table-cell table:formula="of:=SUM([.H7:.J7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60225" calcext:value-type="float">
            <text:p>60225</text:p>
          </table:table-cell>
          <table:table-cell table:style-name="ce23" office:value-type="string" calcext:value-type="string">
            <text:p>Pañella</text:p>
          </table:table-cell>
          <table:table-cell table:style-name="ce24" office:value-type="string" calcext:value-type="string">
            <text:p>Serrano</text:p>
          </table:table-cell>
          <table:table-cell table:style-name="ce24" office:value-type="string" calcext:value-type="string">
            <text:p>Ester</text:p>
          </table:table-cell>
          <table:table-cell table:number-columns-repeated="2"/>
          <table:table-cell office:value-type="string" calcext:value-type="string">
            <text:p>Castellón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8];[.$M$3:.$P$66];4;0);&quot; &quot;);COM.MICROSOFT.CONCAT(COM.MICROSOFT.CONCAT(VLOOKUP([.A8];[.$M$3:.$P$66];2;0));&quot; &quot;);VLOOKUP([.A8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8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8];[.$F8];&quot;d&quot;)" office:value-type="float" office:value="10" calcext:value-type="float">
            <text:p>10</text:p>
          </table:table-cell>
          <table:table-cell table:formula="of:=[.D8]*[$Full2.$B$2]" office:value-type="currency" office:currency="EUR" office:value="31.36" calcext:value-type="currency">
            <text:p>31,36 €</text:p>
          </table:table-cell>
          <table:table-cell table:formula="of:=[.G8]*[$Full2.$B$3]" office:value-type="currency" office:currency="EUR" office:value="543" calcext:value-type="currency">
            <text:p>543,00 €</text:p>
          </table:table-cell>
          <table:table-cell table:formula="of:=([.G8]-1)*[$Full2.$B$4]" office:value-type="currency" office:currency="EUR" office:value="675" calcext:value-type="currency">
            <text:p>675,00 €</text:p>
          </table:table-cell>
          <table:table-cell table:formula="of:=SUM([.H8:.J8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75399" calcext:value-type="float">
            <text:p>75399</text:p>
          </table:table-cell>
          <table:table-cell office:value-type="string" calcext:value-type="string">
            <text:p>Bover</text:p>
          </table:table-cell>
          <table:table-cell office:value-type="string" calcext:value-type="string">
            <text:p>Seguer</text:p>
          </table:table-cell>
          <table:table-cell office:value-type="string" calcext:value-type="string">
            <text:p>Monica</text:p>
          </table:table-cell>
          <table:table-cell table:number-columns-repeated="2"/>
          <table:table-cell table:style-name="ce31" office:value-type="string" calcext:value-type="string">
            <text:p>Zaragoza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9];[.$M$3:.$P$66];4;0);&quot; &quot;);COM.MICROSOFT.CONCAT(COM.MICROSOFT.CONCAT(VLOOKUP([.A9];[.$M$3:.$P$66];2;0));&quot; &quot;);VLOOKUP([.A9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Logroño</text:p>
          </table:table-cell>
          <table:table-cell table:formula="of:=VLOOKUP([.C9];[.$S$3:.$T$47];2;0)*2" office:value-type="float" office:value="936" calcext:value-type="float">
            <text:p>93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9];[.$F9];&quot;d&quot;)" office:value-type="float" office:value="10" calcext:value-type="float">
            <text:p>10</text:p>
          </table:table-cell>
          <table:table-cell table:formula="of:=[.D9]*[$Full2.$B$2]" office:value-type="currency" office:currency="EUR" office:value="149.76" calcext:value-type="currency">
            <text:p>149,76 €</text:p>
          </table:table-cell>
          <table:table-cell table:formula="of:=[.G9]*[$Full2.$B$3]" office:value-type="currency" office:currency="EUR" office:value="543" calcext:value-type="currency">
            <text:p>543,00 €</text:p>
          </table:table-cell>
          <table:table-cell table:formula="of:=([.G9]-1)*[$Full2.$B$4]" office:value-type="currency" office:currency="EUR" office:value="675" calcext:value-type="currency">
            <text:p>675,00 €</text:p>
          </table:table-cell>
          <table:table-cell table:formula="of:=SUM([.H9:.J9])" office:value-type="currency" office:currency="EUR" office:value="1367.76" calcext:value-type="currency">
            <text:p>1.367,76 €</text:p>
          </table:table-cell>
          <table:table-cell/>
          <table:table-cell table:content-validation-name="val2" office:value-type="float" office:value="99980" calcext:value-type="float">
            <text:p>99980</text:p>
          </table:table-cell>
          <table:table-cell table:style-name="ce23" office:value-type="string" calcext:value-type="string">
            <text:p>Herreros</text:p>
          </table:table-cell>
          <table:table-cell table:style-name="ce24" office:value-type="string" calcext:value-type="string">
            <text:p>Sanvíctor</text:p>
          </table:table-cell>
          <table:table-cell table:style-name="ce24" office:value-type="string" calcext:value-type="string">
            <text:p>Jordi</text:p>
          </table:table-cell>
          <table:table-cell table:number-columns-repeated="2"/>
          <table:table-cell table:style-name="ce31" office:value-type="string" calcext:value-type="string">
            <text:p>Valencia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10];[.$M$3:.$P$66];4;0);&quot; &quot;);COM.MICROSOFT.CONCAT(COM.MICROSOFT.CONCAT(VLOOKUP([.A10];[.$M$3:.$P$66];2;0));&quot; &quot;);VLOOKUP([.A10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10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10];[.$F10];&quot;d&quot;)" office:value-type="float" office:value="10" calcext:value-type="float">
            <text:p>10</text:p>
          </table:table-cell>
          <table:table-cell table:formula="of:=[.D10]*[$Full2.$B$2]" office:value-type="currency" office:currency="EUR" office:value="31.36" calcext:value-type="currency">
            <text:p>31,36 €</text:p>
          </table:table-cell>
          <table:table-cell table:formula="of:=[.G10]*[$Full2.$B$3]" office:value-type="currency" office:currency="EUR" office:value="543" calcext:value-type="currency">
            <text:p>543,00 €</text:p>
          </table:table-cell>
          <table:table-cell table:formula="of:=([.G10]-1)*[$Full2.$B$4]" office:value-type="currency" office:currency="EUR" office:value="675" calcext:value-type="currency">
            <text:p>675,00 €</text:p>
          </table:table-cell>
          <table:table-cell table:formula="of:=SUM([.H10:.J10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97919" calcext:value-type="float">
            <text:p>97919</text:p>
          </table:table-cell>
          <table:table-cell office:value-type="string" calcext:value-type="string">
            <text:p>Quilez</text:p>
          </table:table-cell>
          <table:table-cell office:value-type="string" calcext:value-type="string">
            <text:p>Saez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office:value-type="string" calcext:value-type="string">
            <text:p>Badajoz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11];[.$M$3:.$P$66];4;0);&quot; &quot;);COM.MICROSOFT.CONCAT(COM.MICROSOFT.CONCAT(VLOOKUP([.A11];[.$M$3:.$P$66];2;0));&quot; &quot;);VLOOKUP([.A11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11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11];[.$F11];&quot;d&quot;)" office:value-type="float" office:value="10" calcext:value-type="float">
            <text:p>10</text:p>
          </table:table-cell>
          <table:table-cell table:formula="of:=[.D11]*[$Full2.$B$2]" office:value-type="currency" office:currency="EUR" office:value="31.36" calcext:value-type="currency">
            <text:p>31,36 €</text:p>
          </table:table-cell>
          <table:table-cell table:formula="of:=[.G11]*[$Full2.$B$3]" office:value-type="currency" office:currency="EUR" office:value="543" calcext:value-type="currency">
            <text:p>543,00 €</text:p>
          </table:table-cell>
          <table:table-cell table:formula="of:=([.G11]-1)*[$Full2.$B$4]" office:value-type="currency" office:currency="EUR" office:value="675" calcext:value-type="currency">
            <text:p>675,00 €</text:p>
          </table:table-cell>
          <table:table-cell table:formula="of:=SUM([.H11:.J11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88531" calcext:value-type="float">
            <text:p>88531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table:style-name="ce31" office:value-type="string" calcext:value-type="string">
            <text:p>Teruel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12];[.$M$3:.$P$66];4;0);&quot; &quot;);COM.MICROSOFT.CONCAT(COM.MICROSOFT.CONCAT(VLOOKUP([.A12];[.$M$3:.$P$66];2;0));&quot; &quot;);VLOOKUP([.A12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12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12];[.$F12];&quot;d&quot;)" office:value-type="float" office:value="10" calcext:value-type="float">
            <text:p>10</text:p>
          </table:table-cell>
          <table:table-cell table:formula="of:=[.D12]*[$Full2.$B$2]" office:value-type="currency" office:currency="EUR" office:value="31.36" calcext:value-type="currency">
            <text:p>31,36 €</text:p>
          </table:table-cell>
          <table:table-cell table:formula="of:=[.G12]*[$Full2.$B$3]" office:value-type="currency" office:currency="EUR" office:value="543" calcext:value-type="currency">
            <text:p>543,00 €</text:p>
          </table:table-cell>
          <table:table-cell table:formula="of:=([.G12]-1)*[$Full2.$B$4]" office:value-type="currency" office:currency="EUR" office:value="675" calcext:value-type="currency">
            <text:p>675,00 €</text:p>
          </table:table-cell>
          <table:table-cell table:formula="of:=SUM([.H12:.J12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100163" calcext:value-type="float">
            <text:p>100163</text:p>
          </table:table-cell>
          <table:table-cell table:style-name="ce23" office:value-type="string" calcext:value-type="string">
            <text:p>Sánchez</text:p>
          </table:table-cell>
          <table:table-cell table:style-name="ce24" office:value-type="string" calcext:value-type="string">
            <text:p>Ruano</text:p>
          </table:table-cell>
          <table:table-cell table:style-name="ce24" office:value-type="string" calcext:value-type="string">
            <text:p>Maria</text:p>
          </table:table-cell>
          <table:table-cell table:number-columns-repeated="2"/>
          <table:table-cell table:style-name="ce31" office:value-type="string" calcext:value-type="string">
            <text:p>Pamplona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13];[.$M$3:.$P$66];4;0);&quot; &quot;);COM.MICROSOFT.CONCAT(COM.MICROSOFT.CONCAT(VLOOKUP([.A13];[.$M$3:.$P$66];2;0));&quot; &quot;);VLOOKUP([.A13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13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13];[.$F13];&quot;d&quot;)" office:value-type="float" office:value="10" calcext:value-type="float">
            <text:p>10</text:p>
          </table:table-cell>
          <table:table-cell table:formula="of:=[.D13]*[$Full2.$B$2]" office:value-type="currency" office:currency="EUR" office:value="31.36" calcext:value-type="currency">
            <text:p>31,36 €</text:p>
          </table:table-cell>
          <table:table-cell table:formula="of:=[.G13]*[$Full2.$B$3]" office:value-type="currency" office:currency="EUR" office:value="543" calcext:value-type="currency">
            <text:p>543,00 €</text:p>
          </table:table-cell>
          <table:table-cell table:formula="of:=([.G13]-1)*[$Full2.$B$4]" office:value-type="currency" office:currency="EUR" office:value="675" calcext:value-type="currency">
            <text:p>675,00 €</text:p>
          </table:table-cell>
          <table:table-cell table:formula="of:=SUM([.H13:.J13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97493" calcext:value-type="float">
            <text:p>97493</text:p>
          </table:table-cell>
          <table:table-cell table:style-name="ce23" office:value-type="string" calcext:value-type="string">
            <text:p>Campillo</text:p>
          </table:table-cell>
          <table:table-cell table:style-name="ce24" office:value-type="string" calcext:value-type="string">
            <text:p>Romeu</text:p>
          </table:table-cell>
          <table:table-cell table:style-name="ce24" office:value-type="string" calcext:value-type="string">
            <text:p>Dulce</text:p>
          </table:table-cell>
          <table:table-cell table:number-columns-repeated="2"/>
          <table:table-cell table:style-name="ce31" office:value-type="string" calcext:value-type="string">
            <text:p>Soria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content-validation-name="val1" office:value-type="string" calcext:value-type="string">
            <text:p>74494</text:p>
          </table:table-cell>
          <table:table-cell table:formula="of:=COM.MICROSOFT.CONCAT(COM.MICROSOFT.CONCAT(VLOOKUP([.A14];[.$M$3:.$P$66];4;0);&quot; &quot;);COM.MICROSOFT.CONCAT(COM.MICROSOFT.CONCAT(VLOOKUP([.A14];[.$M$3:.$P$66];2;0));&quot; &quot;);VLOOKUP([.A14];[.$M$3:.$P$66];3;0))" office:value-type="string" office:string-value="M.Carmen Martín Oyonarte" calcext:value-type="string">
            <text:p>M.Carmen Martín Oyonarte</text:p>
          </table:table-cell>
          <table:table-cell table:content-validation-name="val3" office:value-type="string" calcext:value-type="string">
            <text:p>Valladolid</text:p>
          </table:table-cell>
          <table:table-cell table:formula="of:=VLOOKUP([.C14];[.$S$3:.$T$47];2;0)*2" office:value-type="float" office:value="1326" calcext:value-type="float">
            <text:p>132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14];[.$F14];&quot;d&quot;)" office:value-type="float" office:value="10" calcext:value-type="float">
            <text:p>10</text:p>
          </table:table-cell>
          <table:table-cell table:formula="of:=[.D14]*[$Full2.$B$2]" office:value-type="currency" office:currency="EUR" office:value="212.16" calcext:value-type="currency">
            <text:p>212,16 €</text:p>
          </table:table-cell>
          <table:table-cell table:formula="of:=[.G14]*[$Full2.$B$3]" office:value-type="currency" office:currency="EUR" office:value="543" calcext:value-type="currency">
            <text:p>543,00 €</text:p>
          </table:table-cell>
          <table:table-cell table:formula="of:=([.G14]-1)*[$Full2.$B$4]" office:value-type="currency" office:currency="EUR" office:value="675" calcext:value-type="currency">
            <text:p>675,00 €</text:p>
          </table:table-cell>
          <table:table-cell table:formula="of:=SUM([.H14:.J14])" office:value-type="currency" office:currency="EUR" office:value="1430.16" calcext:value-type="currency">
            <text:p>1.430,16 €</text:p>
          </table:table-cell>
          <table:table-cell/>
          <table:table-cell table:content-validation-name="val2" office:value-type="float" office:value="56588" calcext:value-type="float">
            <text:p>56588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uan Antonio</text:p>
          </table:table-cell>
          <table:table-cell table:number-columns-repeated="2"/>
          <table:table-cell office:value-type="string" calcext:value-type="string">
            <text:p>Logroño</text:p>
          </table:table-cell>
          <table:table-cell office:value-type="float" office:value="468" calcext:value-type="float">
            <text:p>468</text:p>
          </table:table-cell>
        </table:table-row>
        <table:table-row table:style-name="ro4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15];[.$M$3:.$P$66];4;0);&quot; &quot;);COM.MICROSOFT.CONCAT(COM.MICROSOFT.CONCAT(VLOOKUP([.A15];[.$M$3:.$P$66];2;0));&quot; &quot;);VLOOKUP([.A15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15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15];[.$F15];&quot;d&quot;)" office:value-type="float" office:value="10" calcext:value-type="float">
            <text:p>10</text:p>
          </table:table-cell>
          <table:table-cell table:formula="of:=[.D15]*[$Full2.$B$2]" office:value-type="currency" office:currency="EUR" office:value="31.36" calcext:value-type="currency">
            <text:p>31,36 €</text:p>
          </table:table-cell>
          <table:table-cell table:formula="of:=[.G15]*[$Full2.$B$3]" office:value-type="currency" office:currency="EUR" office:value="543" calcext:value-type="currency">
            <text:p>543,00 €</text:p>
          </table:table-cell>
          <table:table-cell table:formula="of:=([.G15]-1)*[$Full2.$B$4]" office:value-type="currency" office:currency="EUR" office:value="675" calcext:value-type="currency">
            <text:p>675,00 €</text:p>
          </table:table-cell>
          <table:table-cell table:formula="of:=SUM([.H15:.J15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95605" calcext:value-type="float">
            <text:p>95605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oledad</text:p>
          </table:table-cell>
          <table:table-cell table:number-columns-repeated="2"/>
          <table:table-cell table:style-name="ce31" office:value-type="string" calcext:value-type="string">
            <text:p>San Sebastián 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16];[.$M$3:.$P$66];4;0);&quot; &quot;);COM.MICROSOFT.CONCAT(COM.MICROSOFT.CONCAT(VLOOKUP([.A16];[.$M$3:.$P$66];2;0));&quot; &quot;);VLOOKUP([.A16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16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16];[.$F16];&quot;d&quot;)" office:value-type="float" office:value="10" calcext:value-type="float">
            <text:p>10</text:p>
          </table:table-cell>
          <table:table-cell table:formula="of:=[.D16]*[$Full2.$B$2]" office:value-type="currency" office:currency="EUR" office:value="31.36" calcext:value-type="currency">
            <text:p>31,36 €</text:p>
          </table:table-cell>
          <table:table-cell table:formula="of:=[.G16]*[$Full2.$B$3]" office:value-type="currency" office:currency="EUR" office:value="543" calcext:value-type="currency">
            <text:p>543,00 €</text:p>
          </table:table-cell>
          <table:table-cell table:formula="of:=([.G16]-1)*[$Full2.$B$4]" office:value-type="currency" office:currency="EUR" office:value="675" calcext:value-type="currency">
            <text:p>675,00 €</text:p>
          </table:table-cell>
          <table:table-cell table:formula="of:=SUM([.H16:.J16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40351" calcext:value-type="float">
            <text:p>40351</text:p>
          </table:table-cell>
          <table:table-cell office:value-type="string" calcext:value-type="string">
            <text:p>Miliá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arti</text:p>
          </table:table-cell>
          <table:table-cell table:number-columns-repeated="2"/>
          <table:table-cell table:style-name="ce31" office:value-type="string" calcext:value-type="string">
            <text:p>Vitoria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content-validation-name="val1" office:value-type="string" calcext:value-type="string">
            <text:p>75399</text:p>
          </table:table-cell>
          <table:table-cell table:formula="of:=COM.MICROSOFT.CONCAT(COM.MICROSOFT.CONCAT(VLOOKUP([.A17];[.$M$3:.$P$66];4;0);&quot; &quot;);COM.MICROSOFT.CONCAT(COM.MICROSOFT.CONCAT(VLOOKUP([.A17];[.$M$3:.$P$66];2;0));&quot; &quot;);VLOOKUP([.A17];[.$M$3:.$P$66];3;0))" office:value-type="string" office:string-value="Monica Bover Seguer" calcext:value-type="string">
            <text:p>Monica Bover Seguer</text:p>
          </table:table-cell>
          <table:table-cell table:content-validation-name="val3" office:value-type="string" calcext:value-type="string">
            <text:p>Zaragoza</text:p>
          </table:table-cell>
          <table:table-cell table:formula="of:=VLOOKUP([.C17];[.$S$3:.$T$47];2;0)*2" office:value-type="float" office:value="592" calcext:value-type="float">
            <text:p>592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17];[.$F17];&quot;d&quot;)" office:value-type="float" office:value="10" calcext:value-type="float">
            <text:p>10</text:p>
          </table:table-cell>
          <table:table-cell table:formula="of:=[.D17]*[$Full2.$B$2]" office:value-type="currency" office:currency="EUR" office:value="94.72" calcext:value-type="currency">
            <text:p>94,72 €</text:p>
          </table:table-cell>
          <table:table-cell table:formula="of:=[.G17]*[$Full2.$B$3]" office:value-type="currency" office:currency="EUR" office:value="543" calcext:value-type="currency">
            <text:p>543,00 €</text:p>
          </table:table-cell>
          <table:table-cell table:formula="of:=([.G17]-1)*[$Full2.$B$4]" office:value-type="currency" office:currency="EUR" office:value="675" calcext:value-type="currency">
            <text:p>675,00 €</text:p>
          </table:table-cell>
          <table:table-cell table:formula="of:=SUM([.H17:.J17])" office:value-type="currency" office:currency="EUR" office:value="1312.72" calcext:value-type="currency">
            <text:p>1.312,72 €</text:p>
          </table:table-cell>
          <table:table-cell/>
          <table:table-cell table:content-validation-name="val2" office:value-type="float" office:value="48159" calcext:value-type="float">
            <text:p>48159</text:p>
          </table:table-cell>
          <table:table-cell office:value-type="string" calcext:value-type="string">
            <text:p>Suñé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Axel</text:p>
          </table:table-cell>
          <table:table-cell table:number-columns-repeated="2"/>
          <table:table-cell office:value-type="string" calcext:value-type="string">
            <text:p>Cuenca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18];[.$M$3:.$P$66];4;0);&quot; &quot;);COM.MICROSOFT.CONCAT(COM.MICROSOFT.CONCAT(VLOOKUP([.A18];[.$M$3:.$P$66];2;0));&quot; &quot;);VLOOKUP([.A18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18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18];[.$F18];&quot;d&quot;)" office:value-type="float" office:value="10" calcext:value-type="float">
            <text:p>10</text:p>
          </table:table-cell>
          <table:table-cell table:formula="of:=[.D18]*[$Full2.$B$2]" office:value-type="currency" office:currency="EUR" office:value="31.36" calcext:value-type="currency">
            <text:p>31,36 €</text:p>
          </table:table-cell>
          <table:table-cell table:formula="of:=[.G18]*[$Full2.$B$3]" office:value-type="currency" office:currency="EUR" office:value="543" calcext:value-type="currency">
            <text:p>543,00 €</text:p>
          </table:table-cell>
          <table:table-cell table:formula="of:=([.G18]-1)*[$Full2.$B$4]" office:value-type="currency" office:currency="EUR" office:value="675" calcext:value-type="currency">
            <text:p>675,00 €</text:p>
          </table:table-cell>
          <table:table-cell table:formula="of:=SUM([.H18:.J18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70370" calcext:value-type="float">
            <text:p>70370</text:p>
          </table:table-cell>
          <table:table-cell office:value-type="string" calcext:value-type="string">
            <text:p>Luque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Julia</text:p>
          </table:table-cell>
          <table:table-cell table:number-columns-repeated="2"/>
          <table:table-cell office:value-type="string" calcext:value-type="string">
            <text:p>Guadalajara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19];[.$M$3:.$P$66];4;0);&quot; &quot;);COM.MICROSOFT.CONCAT(COM.MICROSOFT.CONCAT(VLOOKUP([.A19];[.$M$3:.$P$66];2;0));&quot; &quot;);VLOOKUP([.A19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19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19];[.$F19];&quot;d&quot;)" office:value-type="float" office:value="10" calcext:value-type="float">
            <text:p>10</text:p>
          </table:table-cell>
          <table:table-cell table:formula="of:=[.D19]*[$Full2.$B$2]" office:value-type="currency" office:currency="EUR" office:value="31.36" calcext:value-type="currency">
            <text:p>31,36 €</text:p>
          </table:table-cell>
          <table:table-cell table:formula="of:=[.G19]*[$Full2.$B$3]" office:value-type="currency" office:currency="EUR" office:value="543" calcext:value-type="currency">
            <text:p>543,00 €</text:p>
          </table:table-cell>
          <table:table-cell table:formula="of:=([.G19]-1)*[$Full2.$B$4]" office:value-type="currency" office:currency="EUR" office:value="675" calcext:value-type="currency">
            <text:p>675,00 €</text:p>
          </table:table-cell>
          <table:table-cell table:formula="of:=SUM([.H19:.J19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62859" calcext:value-type="float">
            <text:p>62859</text:p>
          </table:table-cell>
          <table:table-cell office:value-type="string" calcext:value-type="string">
            <text:p>Utrera</text:p>
          </table:table-cell>
          <table:table-cell office:value-type="string" calcext:value-type="string">
            <text:p>Plester</text:p>
          </table:table-cell>
          <table:table-cell office:value-type="string" calcext:value-type="string">
            <text:p>María del Mar</text:p>
          </table:table-cell>
          <table:table-cell table:number-columns-repeated="2"/>
          <table:table-cell office:value-type="string" calcext:value-type="string">
            <text:p>Burgos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20];[.$M$3:.$P$66];4;0);&quot; &quot;);COM.MICROSOFT.CONCAT(COM.MICROSOFT.CONCAT(VLOOKUP([.A20];[.$M$3:.$P$66];2;0));&quot; &quot;);VLOOKUP([.A20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20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20];[.$F20];&quot;d&quot;)" office:value-type="float" office:value="10" calcext:value-type="float">
            <text:p>10</text:p>
          </table:table-cell>
          <table:table-cell table:formula="of:=[.D20]*[$Full2.$B$2]" office:value-type="currency" office:currency="EUR" office:value="31.36" calcext:value-type="currency">
            <text:p>31,36 €</text:p>
          </table:table-cell>
          <table:table-cell table:formula="of:=[.G20]*[$Full2.$B$3]" office:value-type="currency" office:currency="EUR" office:value="543" calcext:value-type="currency">
            <text:p>543,00 €</text:p>
          </table:table-cell>
          <table:table-cell table:formula="of:=([.G20]-1)*[$Full2.$B$4]" office:value-type="currency" office:currency="EUR" office:value="675" calcext:value-type="currency">
            <text:p>675,00 €</text:p>
          </table:table-cell>
          <table:table-cell table:formula="of:=SUM([.H20:.J20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100295" calcext:value-type="float">
            <text:p>100295</text:p>
          </table:table-cell>
          <table:table-cell table:style-name="ce23" office:value-type="string" calcext:value-type="string">
            <text:p>Ferrer</text:p>
          </table:table-cell>
          <table:table-cell table:style-name="ce24" office:value-type="string" calcext:value-type="string">
            <text:p>Piñol</text:p>
          </table:table-cell>
          <table:table-cell table:style-name="ce24" office:value-type="string" calcext:value-type="string">
            <text:p>Jaume</text:p>
          </table:table-cell>
          <table:table-cell table:number-columns-repeated="2"/>
          <table:table-cell office:value-type="string" calcext:value-type="string">
            <text:p>Murcia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21];[.$M$3:.$P$66];4;0);&quot; &quot;);COM.MICROSOFT.CONCAT(COM.MICROSOFT.CONCAT(VLOOKUP([.A21];[.$M$3:.$P$66];2;0));&quot; &quot;);VLOOKUP([.A21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21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21];[.$F21];&quot;d&quot;)" office:value-type="float" office:value="10" calcext:value-type="float">
            <text:p>10</text:p>
          </table:table-cell>
          <table:table-cell table:formula="of:=[.D21]*[$Full2.$B$2]" office:value-type="currency" office:currency="EUR" office:value="31.36" calcext:value-type="currency">
            <text:p>31,36 €</text:p>
          </table:table-cell>
          <table:table-cell table:formula="of:=[.G21]*[$Full2.$B$3]" office:value-type="currency" office:currency="EUR" office:value="543" calcext:value-type="currency">
            <text:p>543,00 €</text:p>
          </table:table-cell>
          <table:table-cell table:formula="of:=([.G21]-1)*[$Full2.$B$4]" office:value-type="currency" office:currency="EUR" office:value="675" calcext:value-type="currency">
            <text:p>675,00 €</text:p>
          </table:table-cell>
          <table:table-cell table:formula="of:=SUM([.H21:.J21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101850" calcext:value-type="float">
            <text:p>101850</text:p>
          </table:table-cell>
          <table:table-cell table:style-name="ce23" office:value-type="string" calcext:value-type="string">
            <text:p>Pedrol</text:p>
          </table:table-cell>
          <table:table-cell table:style-name="ce24" office:value-type="string" calcext:value-type="string">
            <text:p>Parunella</text:p>
          </table:table-cell>
          <table:table-cell table:style-name="ce24" office:value-type="string" calcext:value-type="string">
            <text:p>Francesc</text:p>
          </table:table-cell>
          <table:table-cell table:number-columns-repeated="2"/>
          <table:table-cell office:value-type="string" calcext:value-type="string">
            <text:p>Bilbao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22];[.$M$3:.$P$66];4;0);&quot; &quot;);COM.MICROSOFT.CONCAT(COM.MICROSOFT.CONCAT(VLOOKUP([.A22];[.$M$3:.$P$66];2;0));&quot; &quot;);VLOOKUP([.A22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22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22];[.$F22];&quot;d&quot;)" office:value-type="float" office:value="10" calcext:value-type="float">
            <text:p>10</text:p>
          </table:table-cell>
          <table:table-cell table:formula="of:=[.D22]*[$Full2.$B$2]" office:value-type="currency" office:currency="EUR" office:value="31.36" calcext:value-type="currency">
            <text:p>31,36 €</text:p>
          </table:table-cell>
          <table:table-cell table:formula="of:=[.G22]*[$Full2.$B$3]" office:value-type="currency" office:currency="EUR" office:value="543" calcext:value-type="currency">
            <text:p>543,00 €</text:p>
          </table:table-cell>
          <table:table-cell table:formula="of:=([.G22]-1)*[$Full2.$B$4]" office:value-type="currency" office:currency="EUR" office:value="675" calcext:value-type="currency">
            <text:p>675,00 €</text:p>
          </table:table-cell>
          <table:table-cell table:formula="of:=SUM([.H22:.J22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96454" calcext:value-type="float">
            <text:p>96454</text:p>
          </table:table-cell>
          <table:table-cell table:style-name="ce23" office:value-type="string" calcext:value-type="string">
            <text:p>Espinosa</text:p>
          </table:table-cell>
          <table:table-cell table:style-name="ce24" office:value-type="string" calcext:value-type="string">
            <text:p>Paredes</text:p>
          </table:table-cell>
          <table:table-cell table:style-name="ce24" office:value-type="string" calcext:value-type="string">
            <text:p>J.Vicente</text:p>
          </table:table-cell>
          <table:table-cell table:number-columns-repeated="2"/>
          <table:table-cell office:value-type="string" calcext:value-type="string">
            <text:p>Madrid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23];[.$M$3:.$P$66];4;0);&quot; &quot;);COM.MICROSOFT.CONCAT(COM.MICROSOFT.CONCAT(VLOOKUP([.A23];[.$M$3:.$P$66];2;0));&quot; &quot;);VLOOKUP([.A23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23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23];[.$F23];&quot;d&quot;)" office:value-type="float" office:value="10" calcext:value-type="float">
            <text:p>10</text:p>
          </table:table-cell>
          <table:table-cell table:formula="of:=[.D23]*[$Full2.$B$2]" office:value-type="currency" office:currency="EUR" office:value="31.36" calcext:value-type="currency">
            <text:p>31,36 €</text:p>
          </table:table-cell>
          <table:table-cell table:formula="of:=[.G23]*[$Full2.$B$3]" office:value-type="currency" office:currency="EUR" office:value="543" calcext:value-type="currency">
            <text:p>543,00 €</text:p>
          </table:table-cell>
          <table:table-cell table:formula="of:=([.G23]-1)*[$Full2.$B$4]" office:value-type="currency" office:currency="EUR" office:value="675" calcext:value-type="currency">
            <text:p>675,00 €</text:p>
          </table:table-cell>
          <table:table-cell table:formula="of:=SUM([.H23:.J23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100951" calcext:value-type="float">
            <text:p>100951</text:p>
          </table:table-cell>
          <table:table-cell office:value-type="string" calcext:value-type="string">
            <text:p>Morán</text:p>
          </table:table-cell>
          <table:table-cell office:value-type="string" calcext:value-type="string">
            <text:p>Parcerisas</text:p>
          </table:table-cell>
          <table:table-cell office:value-type="string" calcext:value-type="string">
            <text:p>Jose Carlos</text:p>
          </table:table-cell>
          <table:table-cell table:number-columns-repeated="2"/>
          <table:table-cell office:value-type="string" calcext:value-type="string">
            <text:p>Alicante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24];[.$M$3:.$P$66];4;0);&quot; &quot;);COM.MICROSOFT.CONCAT(COM.MICROSOFT.CONCAT(VLOOKUP([.A24];[.$M$3:.$P$66];2;0));&quot; &quot;);VLOOKUP([.A24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24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24];[.$F24];&quot;d&quot;)" office:value-type="float" office:value="10" calcext:value-type="float">
            <text:p>10</text:p>
          </table:table-cell>
          <table:table-cell table:formula="of:=[.D24]*[$Full2.$B$2]" office:value-type="currency" office:currency="EUR" office:value="31.36" calcext:value-type="currency">
            <text:p>31,36 €</text:p>
          </table:table-cell>
          <table:table-cell table:formula="of:=[.G24]*[$Full2.$B$3]" office:value-type="currency" office:currency="EUR" office:value="543" calcext:value-type="currency">
            <text:p>543,00 €</text:p>
          </table:table-cell>
          <table:table-cell table:formula="of:=([.G24]-1)*[$Full2.$B$4]" office:value-type="currency" office:currency="EUR" office:value="675" calcext:value-type="currency">
            <text:p>675,00 €</text:p>
          </table:table-cell>
          <table:table-cell table:formula="of:=SUM([.H24:.J24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73903" calcext:value-type="float">
            <text:p>73903</text:p>
          </table:table-cell>
          <table:table-cell office:value-type="string" calcext:value-type="string">
            <text:p>Tarres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Cristina</text:p>
          </table:table-cell>
          <table:table-cell table:number-columns-repeated="2"/>
          <table:table-cell table:style-name="ce31" office:value-type="string" calcext:value-type="string">
            <text:p>Segovia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content-validation-name="val1" office:value-type="string" calcext:value-type="string">
            <text:p>73762</text:p>
          </table:table-cell>
          <table:table-cell table:formula="of:=COM.MICROSOFT.CONCAT(COM.MICROSOFT.CONCAT(VLOOKUP([.A25];[.$M$3:.$P$66];4;0);&quot; &quot;);COM.MICROSOFT.CONCAT(COM.MICROSOFT.CONCAT(VLOOKUP([.A25];[.$M$3:.$P$66];2;0));&quot; &quot;);VLOOKUP([.A25];[.$M$3:.$P$66];3;0))" office:value-type="string" office:string-value="Monica Martinez Ibáñez" calcext:value-type="string">
            <text:p>Monica Martinez Ibáñez</text:p>
          </table:table-cell>
          <table:table-cell table:content-validation-name="val3" office:value-type="string" calcext:value-type="string">
            <text:p>Palencia</text:p>
          </table:table-cell>
          <table:table-cell table:formula="of:=VLOOKUP([.C25];[.$S$3:.$T$47];2;0)*2" office:value-type="float" office:value="1338" calcext:value-type="float">
            <text:p>1338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25];[.$F25];&quot;d&quot;)" office:value-type="float" office:value="10" calcext:value-type="float">
            <text:p>10</text:p>
          </table:table-cell>
          <table:table-cell table:formula="of:=[.D25]*[$Full2.$B$2]" office:value-type="currency" office:currency="EUR" office:value="214.08" calcext:value-type="currency">
            <text:p>214,08 €</text:p>
          </table:table-cell>
          <table:table-cell table:formula="of:=[.G25]*[$Full2.$B$3]" office:value-type="currency" office:currency="EUR" office:value="543" calcext:value-type="currency">
            <text:p>543,00 €</text:p>
          </table:table-cell>
          <table:table-cell table:formula="of:=([.G25]-1)*[$Full2.$B$4]" office:value-type="currency" office:currency="EUR" office:value="675" calcext:value-type="currency">
            <text:p>675,00 €</text:p>
          </table:table-cell>
          <table:table-cell table:formula="of:=SUM([.H25:.J25])" office:value-type="currency" office:currency="EUR" office:value="1432.08" calcext:value-type="currency">
            <text:p>1.432,08 €</text:p>
          </table:table-cell>
          <table:table-cell/>
          <table:table-cell table:content-validation-name="val2" office:value-type="float" office:value="74494" calcext:value-type="float">
            <text:p>74494</text:p>
          </table:table-cell>
          <table:table-cell table:style-name="ce23" office:value-type="string" calcext:value-type="string">
            <text:p>Martín</text:p>
          </table:table-cell>
          <table:table-cell table:style-name="ce24" office:value-type="string" calcext:value-type="string">
            <text:p>Oyonarte</text:p>
          </table:table-cell>
          <table:table-cell table:style-name="ce24" office:value-type="string" calcext:value-type="string">
            <text:p>M.Carmen</text:p>
          </table:table-cell>
          <table:table-cell table:number-columns-repeated="2"/>
          <table:table-cell table:style-name="ce31" office:value-type="string" calcext:value-type="string">
            <text:p>Valladolid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26];[.$M$3:.$P$66];4;0);&quot; &quot;);COM.MICROSOFT.CONCAT(COM.MICROSOFT.CONCAT(VLOOKUP([.A26];[.$M$3:.$P$66];2;0));&quot; &quot;);VLOOKUP([.A26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26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26];[.$F26];&quot;d&quot;)" office:value-type="float" office:value="10" calcext:value-type="float">
            <text:p>10</text:p>
          </table:table-cell>
          <table:table-cell table:formula="of:=[.D26]*[$Full2.$B$2]" office:value-type="currency" office:currency="EUR" office:value="31.36" calcext:value-type="currency">
            <text:p>31,36 €</text:p>
          </table:table-cell>
          <table:table-cell table:formula="of:=[.G26]*[$Full2.$B$3]" office:value-type="currency" office:currency="EUR" office:value="543" calcext:value-type="currency">
            <text:p>543,00 €</text:p>
          </table:table-cell>
          <table:table-cell table:formula="of:=([.G26]-1)*[$Full2.$B$4]" office:value-type="currency" office:currency="EUR" office:value="675" calcext:value-type="currency">
            <text:p>675,00 €</text:p>
          </table:table-cell>
          <table:table-cell table:formula="of:=SUM([.H26:.J26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102015" calcext:value-type="float">
            <text:p>102015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Oliveras</text:p>
          </table:table-cell>
          <table:table-cell office:value-type="string" calcext:value-type="string">
            <text:p>Esteve</text:p>
          </table:table-cell>
          <table:table-cell table:number-columns-repeated="2"/>
          <table:table-cell table:style-name="ce31" office:value-type="string" calcext:value-type="string">
            <text:p>Palencia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27];[.$M$3:.$P$66];4;0);&quot; &quot;);COM.MICROSOFT.CONCAT(COM.MICROSOFT.CONCAT(VLOOKUP([.A27];[.$M$3:.$P$66];2;0));&quot; &quot;);VLOOKUP([.A27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27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27];[.$F27];&quot;d&quot;)" office:value-type="float" office:value="10" calcext:value-type="float">
            <text:p>10</text:p>
          </table:table-cell>
          <table:table-cell table:formula="of:=[.D27]*[$Full2.$B$2]" office:value-type="currency" office:currency="EUR" office:value="31.36" calcext:value-type="currency">
            <text:p>31,36 €</text:p>
          </table:table-cell>
          <table:table-cell table:formula="of:=[.G27]*[$Full2.$B$3]" office:value-type="currency" office:currency="EUR" office:value="543" calcext:value-type="currency">
            <text:p>543,00 €</text:p>
          </table:table-cell>
          <table:table-cell table:formula="of:=([.G27]-1)*[$Full2.$B$4]" office:value-type="currency" office:currency="EUR" office:value="675" calcext:value-type="currency">
            <text:p>675,00 €</text:p>
          </table:table-cell>
          <table:table-cell table:formula="of:=SUM([.H27:.J27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72621" calcext:value-type="float">
            <text:p>72621</text:p>
          </table:table-cell>
          <table:table-cell table:style-name="ce23" office:value-type="string" calcext:value-type="string">
            <text:p>Sallarés</text:p>
          </table:table-cell>
          <table:table-cell table:style-name="ce24" office:value-type="string" calcext:value-type="string">
            <text:p>Moure</text:p>
          </table:table-cell>
          <table:table-cell table:style-name="ce24" office:value-type="string" calcext:value-type="string">
            <text:p>Joan</text:p>
          </table:table-cell>
          <table:table-cell table:number-columns-repeated="2"/>
          <table:table-cell table:style-name="ce31" office:value-type="string" calcext:value-type="string">
            <text:p>Toledo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28];[.$M$3:.$P$66];4;0);&quot; &quot;);COM.MICROSOFT.CONCAT(COM.MICROSOFT.CONCAT(VLOOKUP([.A28];[.$M$3:.$P$66];2;0));&quot; &quot;);VLOOKUP([.A28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28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28];[.$F28];&quot;d&quot;)" office:value-type="float" office:value="10" calcext:value-type="float">
            <text:p>10</text:p>
          </table:table-cell>
          <table:table-cell table:formula="of:=[.D28]*[$Full2.$B$2]" office:value-type="currency" office:currency="EUR" office:value="31.36" calcext:value-type="currency">
            <text:p>31,36 €</text:p>
          </table:table-cell>
          <table:table-cell table:formula="of:=[.G28]*[$Full2.$B$3]" office:value-type="currency" office:currency="EUR" office:value="543" calcext:value-type="currency">
            <text:p>543,00 €</text:p>
          </table:table-cell>
          <table:table-cell table:formula="of:=([.G28]-1)*[$Full2.$B$4]" office:value-type="currency" office:currency="EUR" office:value="675" calcext:value-type="currency">
            <text:p>675,00 €</text:p>
          </table:table-cell>
          <table:table-cell table:formula="of:=SUM([.H28:.J28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96772" calcext:value-type="float">
            <text:p>96772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Monge</text:p>
          </table:table-cell>
          <table:table-cell office:value-type="string" calcext:value-type="string">
            <text:p>Javier</text:p>
          </table:table-cell>
          <table:table-cell table:number-columns-repeated="2"/>
          <table:table-cell table:style-name="ce31" office:value-type="string" calcext:value-type="string">
            <text:p>Santander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29];[.$M$3:.$P$66];4;0);&quot; &quot;);COM.MICROSOFT.CONCAT(COM.MICROSOFT.CONCAT(VLOOKUP([.A29];[.$M$3:.$P$66];2;0));&quot; &quot;);VLOOKUP([.A29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29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29];[.$F29];&quot;d&quot;)" office:value-type="float" office:value="10" calcext:value-type="float">
            <text:p>10</text:p>
          </table:table-cell>
          <table:table-cell table:formula="of:=[.D29]*[$Full2.$B$2]" office:value-type="currency" office:currency="EUR" office:value="31.36" calcext:value-type="currency">
            <text:p>31,36 €</text:p>
          </table:table-cell>
          <table:table-cell table:formula="of:=[.G29]*[$Full2.$B$3]" office:value-type="currency" office:currency="EUR" office:value="543" calcext:value-type="currency">
            <text:p>543,00 €</text:p>
          </table:table-cell>
          <table:table-cell table:formula="of:=([.G29]-1)*[$Full2.$B$4]" office:value-type="currency" office:currency="EUR" office:value="675" calcext:value-type="currency">
            <text:p>675,00 €</text:p>
          </table:table-cell>
          <table:table-cell table:formula="of:=SUM([.H29:.J29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69832" calcext:value-type="float">
            <text:p>69832</text:p>
          </table:table-cell>
          <table:table-cell table:style-name="ce23" office:value-type="string" calcext:value-type="string">
            <text:p>Lapuerta</text:p>
          </table:table-cell>
          <table:table-cell table:style-name="ce24" office:value-type="string" calcext:value-type="string">
            <text:p>Méndez</text:p>
          </table:table-cell>
          <table:table-cell table:style-name="ce24" office:value-type="string" calcext:value-type="string">
            <text:p>Emma</text:p>
          </table:table-cell>
          <table:table-cell table:number-columns-repeated="2"/>
          <table:table-cell table:style-name="ce31" office:value-type="string" calcext:value-type="string">
            <text:p>Zamora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30];[.$M$3:.$P$66];4;0);&quot; &quot;);COM.MICROSOFT.CONCAT(COM.MICROSOFT.CONCAT(VLOOKUP([.A30];[.$M$3:.$P$66];2;0));&quot; &quot;);VLOOKUP([.A30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30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30];[.$F30];&quot;d&quot;)" office:value-type="float" office:value="10" calcext:value-type="float">
            <text:p>10</text:p>
          </table:table-cell>
          <table:table-cell table:formula="of:=[.D30]*[$Full2.$B$2]" office:value-type="currency" office:currency="EUR" office:value="31.36" calcext:value-type="currency">
            <text:p>31,36 €</text:p>
          </table:table-cell>
          <table:table-cell table:formula="of:=[.G30]*[$Full2.$B$3]" office:value-type="currency" office:currency="EUR" office:value="543" calcext:value-type="currency">
            <text:p>543,00 €</text:p>
          </table:table-cell>
          <table:table-cell table:formula="of:=([.G30]-1)*[$Full2.$B$4]" office:value-type="currency" office:currency="EUR" office:value="675" calcext:value-type="currency">
            <text:p>675,00 €</text:p>
          </table:table-cell>
          <table:table-cell table:formula="of:=SUM([.H30:.J30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101788" calcext:value-type="float">
            <text:p>101788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Sonia</text:p>
          </table:table-cell>
          <table:table-cell table:number-columns-repeated="2"/>
          <table:table-cell table:style-name="ce31" office:value-type="string" calcext:value-type="string">
            <text:p>Salamanca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31];[.$M$3:.$P$66];4;0);&quot; &quot;);COM.MICROSOFT.CONCAT(COM.MICROSOFT.CONCAT(VLOOKUP([.A31];[.$M$3:.$P$66];2;0));&quot; &quot;);VLOOKUP([.A31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31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31];[.$F31];&quot;d&quot;)" office:value-type="float" office:value="10" calcext:value-type="float">
            <text:p>10</text:p>
          </table:table-cell>
          <table:table-cell table:formula="of:=[.D31]*[$Full2.$B$2]" office:value-type="currency" office:currency="EUR" office:value="31.36" calcext:value-type="currency">
            <text:p>31,36 €</text:p>
          </table:table-cell>
          <table:table-cell table:formula="of:=[.G31]*[$Full2.$B$3]" office:value-type="currency" office:currency="EUR" office:value="543" calcext:value-type="currency">
            <text:p>543,00 €</text:p>
          </table:table-cell>
          <table:table-cell table:formula="of:=([.G31]-1)*[$Full2.$B$4]" office:value-type="currency" office:currency="EUR" office:value="675" calcext:value-type="currency">
            <text:p>675,00 €</text:p>
          </table:table-cell>
          <table:table-cell table:formula="of:=SUM([.H31:.J31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100389" calcext:value-type="float">
            <text:p>100389</text:p>
          </table:table-cell>
          <table:table-cell office:value-type="string" calcext:value-type="string">
            <text:p>Baldrich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sunción</text:p>
          </table:table-cell>
          <table:table-cell table:number-columns-repeated="2"/>
          <table:table-cell office:value-type="string" calcext:value-type="string">
            <text:p>León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32];[.$M$3:.$P$66];4;0);&quot; &quot;);COM.MICROSOFT.CONCAT(COM.MICROSOFT.CONCAT(VLOOKUP([.A32];[.$M$3:.$P$66];2;0));&quot; &quot;);VLOOKUP([.A32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32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32];[.$F32];&quot;d&quot;)" office:value-type="float" office:value="10" calcext:value-type="float">
            <text:p>10</text:p>
          </table:table-cell>
          <table:table-cell table:formula="of:=[.D32]*[$Full2.$B$2]" office:value-type="currency" office:currency="EUR" office:value="31.36" calcext:value-type="currency">
            <text:p>31,36 €</text:p>
          </table:table-cell>
          <table:table-cell table:formula="of:=[.G32]*[$Full2.$B$3]" office:value-type="currency" office:currency="EUR" office:value="543" calcext:value-type="currency">
            <text:p>543,00 €</text:p>
          </table:table-cell>
          <table:table-cell table:formula="of:=([.G32]-1)*[$Full2.$B$4]" office:value-type="currency" office:currency="EUR" office:value="675" calcext:value-type="currency">
            <text:p>675,00 €</text:p>
          </table:table-cell>
          <table:table-cell table:formula="of:=SUM([.H32:.J32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99565" calcext:value-type="float">
            <text:p>99565</text:p>
          </table:table-cell>
          <table:table-cell table:style-name="ce23" office:value-type="string" calcext:value-type="string">
            <text:p>Llebaria</text:p>
          </table:table-cell>
          <table:table-cell table:style-name="ce24" office:value-type="string" calcext:value-type="string">
            <text:p>Martínez</text:p>
          </table:table-cell>
          <table:table-cell table:style-name="ce24" office:value-type="string" calcext:value-type="string">
            <text:p>F.Xavier</text:p>
          </table:table-cell>
          <table:table-cell table:number-columns-repeated="2"/>
          <table:table-cell office:value-type="string" calcext:value-type="string">
            <text:p>Jaén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33];[.$M$3:.$P$66];4;0);&quot; &quot;);COM.MICROSOFT.CONCAT(COM.MICROSOFT.CONCAT(VLOOKUP([.A33];[.$M$3:.$P$66];2;0));&quot; &quot;);VLOOKUP([.A33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33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33];[.$F33];&quot;d&quot;)" office:value-type="float" office:value="10" calcext:value-type="float">
            <text:p>10</text:p>
          </table:table-cell>
          <table:table-cell table:formula="of:=[.D33]*[$Full2.$B$2]" office:value-type="currency" office:currency="EUR" office:value="31.36" calcext:value-type="currency">
            <text:p>31,36 €</text:p>
          </table:table-cell>
          <table:table-cell table:formula="of:=[.G33]*[$Full2.$B$3]" office:value-type="currency" office:currency="EUR" office:value="543" calcext:value-type="currency">
            <text:p>543,00 €</text:p>
          </table:table-cell>
          <table:table-cell table:formula="of:=([.G33]-1)*[$Full2.$B$4]" office:value-type="currency" office:currency="EUR" office:value="675" calcext:value-type="currency">
            <text:p>675,00 €</text:p>
          </table:table-cell>
          <table:table-cell table:formula="of:=SUM([.H33:.J33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96006" calcext:value-type="float">
            <text:p>96006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osa Isabel</text:p>
          </table:table-cell>
          <table:table-cell table:number-columns-repeated="2"/>
          <table:table-cell office:value-type="string" calcext:value-type="string">
            <text:p>Ciudad Real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34];[.$M$3:.$P$66];4;0);&quot; &quot;);COM.MICROSOFT.CONCAT(COM.MICROSOFT.CONCAT(VLOOKUP([.A34];[.$M$3:.$P$66];2;0));&quot; &quot;);VLOOKUP([.A34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34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34];[.$F34];&quot;d&quot;)" office:value-type="float" office:value="10" calcext:value-type="float">
            <text:p>10</text:p>
          </table:table-cell>
          <table:table-cell table:formula="of:=[.D34]*[$Full2.$B$2]" office:value-type="currency" office:currency="EUR" office:value="31.36" calcext:value-type="currency">
            <text:p>31,36 €</text:p>
          </table:table-cell>
          <table:table-cell table:formula="of:=[.G34]*[$Full2.$B$3]" office:value-type="currency" office:currency="EUR" office:value="543" calcext:value-type="currency">
            <text:p>543,00 €</text:p>
          </table:table-cell>
          <table:table-cell table:formula="of:=([.G34]-1)*[$Full2.$B$4]" office:value-type="currency" office:currency="EUR" office:value="675" calcext:value-type="currency">
            <text:p>675,00 €</text:p>
          </table:table-cell>
          <table:table-cell table:formula="of:=SUM([.H34:.J34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70651" calcext:value-type="float">
            <text:p>70651</text:p>
          </table:table-cell>
          <table:table-cell table:style-name="ce23" office:value-type="string" calcext:value-type="string">
            <text:p>Gil</text:p>
          </table:table-cell>
          <table:table-cell table:style-name="ce24" office:value-type="string" calcext:value-type="string">
            <text:p>Marco</text:p>
          </table:table-cell>
          <table:table-cell table:style-name="ce24" office:value-type="string" calcext:value-type="string">
            <text:p>Susana</text:p>
          </table:table-cell>
          <table:table-cell table:number-columns-repeated="2"/>
          <table:table-cell office:value-type="string" calcext:value-type="string">
            <text:p>Almería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35];[.$M$3:.$P$66];4;0);&quot; &quot;);COM.MICROSOFT.CONCAT(COM.MICROSOFT.CONCAT(VLOOKUP([.A35];[.$M$3:.$P$66];2;0));&quot; &quot;);VLOOKUP([.A35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35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35];[.$F35];&quot;d&quot;)" office:value-type="float" office:value="10" calcext:value-type="float">
            <text:p>10</text:p>
          </table:table-cell>
          <table:table-cell table:formula="of:=[.D35]*[$Full2.$B$2]" office:value-type="currency" office:currency="EUR" office:value="31.36" calcext:value-type="currency">
            <text:p>31,36 €</text:p>
          </table:table-cell>
          <table:table-cell table:formula="of:=[.G35]*[$Full2.$B$3]" office:value-type="currency" office:currency="EUR" office:value="543" calcext:value-type="currency">
            <text:p>543,00 €</text:p>
          </table:table-cell>
          <table:table-cell table:formula="of:=([.G35]-1)*[$Full2.$B$4]" office:value-type="currency" office:currency="EUR" office:value="675" calcext:value-type="currency">
            <text:p>675,00 €</text:p>
          </table:table-cell>
          <table:table-cell table:formula="of:=SUM([.H35:.J35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95395" calcext:value-type="float">
            <text:p>95395</text:p>
          </table:table-cell>
          <table:table-cell office:value-type="string" calcext:value-type="string">
            <text:p>Guri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Antonio</text:p>
          </table:table-cell>
          <table:table-cell table:number-columns-repeated="2"/>
          <table:table-cell office:value-type="string" calcext:value-type="string">
            <text:p>Granada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table:content-validation-name="val1" office:value-type="string" calcext:value-type="string">
            <text:p>70316</text:p>
          </table:table-cell>
          <table:table-cell table:formula="of:=COM.MICROSOFT.CONCAT(COM.MICROSOFT.CONCAT(VLOOKUP([.A36];[.$M$3:.$P$66];4;0);&quot; &quot;);COM.MICROSOFT.CONCAT(COM.MICROSOFT.CONCAT(VLOOKUP([.A36];[.$M$3:.$P$66];2;0));&quot; &quot;);VLOOKUP([.A36];[.$M$3:.$P$66];3;0))" office:value-type="string" office:string-value="Sonia Pozo Vazquez" calcext:value-type="string">
            <text:p>Sonia Pozo Vazquez</text:p>
          </table:table-cell>
          <table:table-cell table:content-validation-name="val3" office:value-type="string" calcext:value-type="string">
            <text:p>Tarragona</text:p>
          </table:table-cell>
          <table:table-cell table:formula="of:=VLOOKUP([.C36];[.$S$3:.$T$47];2;0)*2" office:value-type="float" office:value="196" calcext:value-type="float">
            <text:p>196</text:p>
          </table:table-cell>
          <table:table-cell table:content-validation-name="val4" office:value-type="date" office:date-value="2022-03-02" calcext:value-type="date">
            <text:p>2/03/2022</text:p>
          </table:table-cell>
          <table:table-cell table:content-validation-name="val4" office:value-type="date" office:date-value="2022-03-12" calcext:value-type="date">
            <text:p>12/03/2022</text:p>
          </table:table-cell>
          <table:table-cell table:formula="of:=DATEDIF([.$E36];[.$F36];&quot;d&quot;)" office:value-type="float" office:value="10" calcext:value-type="float">
            <text:p>10</text:p>
          </table:table-cell>
          <table:table-cell table:formula="of:=[.D36]*[$Full2.$B$2]" office:value-type="currency" office:currency="EUR" office:value="31.36" calcext:value-type="currency">
            <text:p>31,36 €</text:p>
          </table:table-cell>
          <table:table-cell table:formula="of:=[.G36]*[$Full2.$B$3]" office:value-type="currency" office:currency="EUR" office:value="543" calcext:value-type="currency">
            <text:p>543,00 €</text:p>
          </table:table-cell>
          <table:table-cell table:formula="of:=([.G36]-1)*[$Full2.$B$4]" office:value-type="currency" office:currency="EUR" office:value="675" calcext:value-type="currency">
            <text:p>675,00 €</text:p>
          </table:table-cell>
          <table:table-cell table:formula="of:=SUM([.H36:.J36])" office:value-type="currency" office:currency="EUR" office:value="1249.36" calcext:value-type="currency">
            <text:p>1.249,36 €</text:p>
          </table:table-cell>
          <table:table-cell/>
          <table:table-cell table:content-validation-name="val2" office:value-type="float" office:value="101653" calcext:value-type="float">
            <text:p>101653</text:p>
          </table:table-cell>
          <table:table-cell office:value-type="string" calcext:value-type="string">
            <text:p>Artiag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emi</text:p>
          </table:table-cell>
          <table:table-cell table:number-columns-repeated="2"/>
          <table:table-cell table:style-name="ce31" office:value-type="string" calcext:value-type="string">
            <text:p>Oviedo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style-name="ce68"/>
          <table:table-cell table:style-name="ce68" table:content-validation-name="val2"/>
          <table:table-cell table:style-name="ce11"/>
          <table:table-cell table:style-name="ce75"/>
          <table:table-cell table:style-name="ce77" table:content-validation-name="val4"/>
          <table:table-cell table:style-name="ce77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99970" calcext:value-type="float">
            <text:p>99970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office:value-type="string" calcext:value-type="string">
            <text:p>Córdoba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table:style-name="ce68"/>
          <table:table-cell table:style-name="ce68" table:content-validation-name="val2"/>
          <table:table-cell table:style-name="ce11"/>
          <table:table-cell table:style-name="ce75"/>
          <table:table-cell table:style-name="ce77" table:content-validation-name="val4"/>
          <table:table-cell table:style-name="ce77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101415" calcext:value-type="float">
            <text:p>101415</text:p>
          </table:table-cell>
          <table:table-cell office:value-type="string" calcext:value-type="string">
            <text:p>Llamas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lbert</text:p>
          </table:table-cell>
          <table:table-cell table:number-columns-repeated="2"/>
          <table:table-cell office:value-type="string" calcext:value-type="string">
            <text:p>Cáceres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table:style-name="ce68"/>
          <table:table-cell table:style-name="ce68" table:content-validation-name="val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101319" calcext:value-type="float">
            <text:p>101319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Matilde</text:p>
          </table:table-cell>
          <table:table-cell table:number-columns-repeated="2"/>
          <table:table-cell office:value-type="string" calcext:value-type="string">
            <text:p>Avila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table:style-name="ce68"/>
          <table:table-cell table:style-name="ce68" table:content-validation-name="val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73762" calcext:value-type="float">
            <text:p>73762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Monica</text:p>
          </table:table-cell>
          <table:table-cell table:number-columns-repeated="2"/>
          <table:table-cell office:value-type="string" calcext:value-type="string">
            <text:p>Málaga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style-name="ce68"/>
          <table:table-cell table:style-name="ce68" table:content-validation-name="val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68752" calcext:value-type="float">
            <text:p>68752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Maria Teresa</text:p>
          </table:table-cell>
          <table:table-cell table:number-columns-repeated="2"/>
          <table:table-cell office:value-type="string" calcext:value-type="string">
            <text:p>Lugo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style-name="ce68"/>
          <table:table-cell table:style-name="ce68" table:content-validation-name="val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42539" calcext:value-type="float">
            <text:p>42539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aura</text:p>
          </table:table-cell>
          <table:table-cell table:style-name="ce27"/>
          <table:table-cell/>
          <table:table-cell office:value-type="string" calcext:value-type="string">
            <text:p>Orense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style-name="ce68"/>
          <table:table-cell table:style-name="ce68" table:content-validation-name="val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54587" calcext:value-type="float">
            <text:p>54587</text:p>
          </table:table-cell>
          <table:table-cell table:style-name="ce23" office:value-type="string" calcext:value-type="string">
            <text:p>Pons</text:p>
          </table:table-cell>
          <table:table-cell table:style-name="ce24" office:value-type="string" calcext:value-type="string">
            <text:p>Grau</text:p>
          </table:table-cell>
          <table:table-cell table:style-name="ce24" office:value-type="string" calcext:value-type="string">
            <text:p>Lourdes</text:p>
          </table:table-cell>
          <table:table-cell table:style-name="ce27"/>
          <table:table-cell/>
          <table:table-cell table:style-name="ce31" office:value-type="string" calcext:value-type="string">
            <text:p>Sevilla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table:style-name="ce68"/>
          <table:table-cell table:style-name="ce68" table:content-validation-name="val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69816" calcext:value-type="float">
            <text:p>69816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Maria</text:p>
          </table:table-cell>
          <table:table-cell table:style-name="ce27"/>
          <table:table-cell/>
          <table:table-cell office:value-type="string" calcext:value-type="string">
            <text:p>A Coruña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72414" calcext:value-type="float">
            <text:p>72414</text:p>
          </table:table-cell>
          <table:table-cell office:value-type="string" calcext:value-type="string">
            <text:p>Gorin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Delia Rosa</text:p>
          </table:table-cell>
          <table:table-cell table:style-name="ce27"/>
          <table:table-cell/>
          <table:table-cell table:style-name="ce31" office:value-type="string" calcext:value-type="string">
            <text:p>Pontevedra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100181" calcext:value-type="float">
            <text:p>100181</text:p>
          </table:table-cell>
          <table:table-cell table:style-name="ce23" office:value-type="string" calcext:value-type="string">
            <text:p>González</text:p>
          </table:table-cell>
          <table:table-cell table:style-name="ce24" office:value-type="string" calcext:value-type="string">
            <text:p>Garcia</text:p>
          </table:table-cell>
          <table:table-cell table:style-name="ce24" office:value-type="string" calcext:value-type="string">
            <text:p>Carlos</text:p>
          </table:table-cell>
          <table:table-cell table:style-name="ce27"/>
          <table:table-cell/>
          <table:table-cell office:value-type="string" calcext:value-type="string">
            <text:p>Huelva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7" table:content-validation-name="val4"/>
          <table:table-cell table:style-name="ce77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100290" calcext:value-type="float">
            <text:p>100290</text:p>
          </table:table-cell>
          <table:table-cell office:value-type="string" calcext:value-type="string">
            <text:p>Milia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David</text:p>
          </table:table-cell>
          <table:table-cell table:style-name="ce27"/>
          <table:table-cell/>
          <table:table-cell office:value-type="string" calcext:value-type="string">
            <text:p>Cádiz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7" table:content-validation-name="val4"/>
          <table:table-cell table:style-name="ce77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101958" calcext:value-type="float">
            <text:p>101958</text:p>
          </table:table-cell>
          <table:table-cell office:value-type="string" calcext:value-type="string">
            <text:p>Cañ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ristin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7" table:content-validation-name="val4"/>
          <table:table-cell table:style-name="ce77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96430" calcext:value-type="float">
            <text:p>96430</text:p>
          </table:table-cell>
          <table:table-cell office:value-type="string" calcext:value-type="string">
            <text:p>Poblet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aria Nereid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97436" calcext:value-type="float">
            <text:p>97436</text:p>
          </table:table-cell>
          <table:table-cell table:style-name="ce23" office:value-type="string" calcext:value-type="string">
            <text:p>Egea</text:p>
          </table:table-cell>
          <table:table-cell table:style-name="ce24" office:value-type="string" calcext:value-type="string">
            <text:p>Garcia</text:p>
          </table:table-cell>
          <table:table-cell table:style-name="ce24" office:value-type="string" calcext:value-type="string">
            <text:p>Milagros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100651" calcext:value-type="float">
            <text:p>100651</text:p>
          </table:table-cell>
          <table:table-cell office:value-type="string" calcext:value-type="string">
            <text:p>Rifà</text:p>
          </table:table-cell>
          <table:table-cell office:value-type="string" calcext:value-type="string">
            <text:p>Fosas</text:p>
          </table:table-cell>
          <table:table-cell office:value-type="string" calcext:value-type="string">
            <text:p>Roser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99771" calcext:value-type="float">
            <text:p>99771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Mari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101675" calcext:value-type="float">
            <text:p>101675</text:p>
          </table:table-cell>
          <table:table-cell table:style-name="ce23" office:value-type="string" calcext:value-type="string">
            <text:p>Ferrer</text:p>
          </table:table-cell>
          <table:table-cell table:style-name="ce24" office:value-type="string" calcext:value-type="string">
            <text:p>Farré</text:p>
          </table:table-cell>
          <table:table-cell table:style-name="ce24" office:value-type="string" calcext:value-type="string">
            <text:p>Àngels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100854" calcext:value-type="float">
            <text:p>100854</text:p>
          </table:table-cell>
          <table:table-cell table:style-name="ce23" office:value-type="string" calcext:value-type="string">
            <text:p>González</text:p>
          </table:table-cell>
          <table:table-cell table:style-name="ce24" office:value-type="string" calcext:value-type="string">
            <text:p>Cuest</text:p>
          </table:table-cell>
          <table:table-cell table:style-name="ce24" office:value-type="string" calcext:value-type="string">
            <text:p>Montserrat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96715" calcext:value-type="float">
            <text:p>96715</text:p>
          </table:table-cell>
          <table:table-cell table:style-name="ce23" office:value-type="string" calcext:value-type="string">
            <text:p>Collado</text:p>
          </table:table-cell>
          <table:table-cell table:style-name="ce24" office:value-type="string" calcext:value-type="string">
            <text:p>Costa</text:p>
          </table:table-cell>
          <table:table-cell table:style-name="ce24" office:value-type="string" calcext:value-type="string">
            <text:p>Alex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69122" calcext:value-type="float">
            <text:p>69122</text:p>
          </table:table-cell>
          <table:table-cell table:style-name="ce23" office:value-type="string" calcext:value-type="string">
            <text:p>Bretones</text:p>
          </table:table-cell>
          <table:table-cell table:style-name="ce24" office:value-type="string" calcext:value-type="string">
            <text:p>Coronel</text:p>
          </table:table-cell>
          <table:table-cell table:style-name="ce24" office:value-type="string" calcext:value-type="string">
            <text:p>Ann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7" table:content-validation-name="val4"/>
          <table:table-cell table:style-name="ce77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95937" calcext:value-type="float">
            <text:p>95937</text:p>
          </table:table-cell>
          <table:table-cell table:style-name="ce23" office:value-type="string" calcext:value-type="string">
            <text:p>Weselo</text:p>
          </table:table-cell>
          <table:table-cell table:style-name="ce24" office:value-type="string" calcext:value-type="string">
            <text:p>Comas</text:p>
          </table:table-cell>
          <table:table-cell table:style-name="ce24" office:value-type="string" calcext:value-type="string">
            <text:p>Ferran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59193" calcext:value-type="float">
            <text:p>59193</text:p>
          </table:table-cell>
          <table:table-cell table:style-name="ce23" office:value-type="string" calcext:value-type="string">
            <text:p>Labrador</text:p>
          </table:table-cell>
          <table:table-cell table:style-name="ce24" office:value-type="string" calcext:value-type="string">
            <text:p>Carrasco</text:p>
          </table:table-cell>
          <table:table-cell table:style-name="ce24" office:value-type="string" calcext:value-type="string">
            <text:p>Manuel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88005" calcext:value-type="float">
            <text:p>88005</text:p>
          </table:table-cell>
          <table:table-cell table:style-name="ce23" office:value-type="string" calcext:value-type="string">
            <text:p>Pallas</text:p>
          </table:table-cell>
          <table:table-cell table:style-name="ce24" office:value-type="string" calcext:value-type="string">
            <text:p>Cardona</text:p>
          </table:table-cell>
          <table:table-cell table:style-name="ce24" office:value-type="string" calcext:value-type="string">
            <text:p>Ignasi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45516" calcext:value-type="float">
            <text:p>45516</text:p>
          </table:table-cell>
          <table:table-cell table:style-name="ce23" office:value-type="string" calcext:value-type="string">
            <text:p>Crespo</text:p>
          </table:table-cell>
          <table:table-cell table:style-name="ce24" office:value-type="string" calcext:value-type="string">
            <text:p>Bosch</text:p>
          </table:table-cell>
          <table:table-cell table:style-name="ce24" office:value-type="string" calcext:value-type="string">
            <text:p>Laur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78804" calcext:value-type="float">
            <text:p>78804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Bernita</text:p>
          </table:table-cell>
          <table:table-cell office:value-type="string" calcext:value-type="string">
            <text:p>Mª Carmen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7" table:content-validation-name="val4"/>
          <table:table-cell table:style-name="ce77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100924" calcext:value-type="float">
            <text:p>100924</text:p>
          </table:table-cell>
          <table:table-cell table:style-name="ce23" office:value-type="string" calcext:value-type="string">
            <text:p>Calaf</text:p>
          </table:table-cell>
          <table:table-cell table:style-name="ce24" office:value-type="string" calcext:value-type="string">
            <text:p>Berenguer</text:p>
          </table:table-cell>
          <table:table-cell table:style-name="ce24" office:value-type="string" calcext:value-type="string">
            <text:p>Concepció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100524" calcext:value-type="float">
            <text:p>100524</text:p>
          </table:table-cell>
          <table:table-cell table:style-name="ce23" office:value-type="string" calcext:value-type="string">
            <text:p>Villalba</text:p>
          </table:table-cell>
          <table:table-cell table:style-name="ce24" office:value-type="string" calcext:value-type="string">
            <text:p>Bellido</text:p>
          </table:table-cell>
          <table:table-cell table:style-name="ce24" office:value-type="string" calcext:value-type="string">
            <text:p>Jose Luís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99644" calcext:value-type="float">
            <text:p>99644</text:p>
          </table:table-cell>
          <table:table-cell table:style-name="ce23" office:value-type="string" calcext:value-type="string">
            <text:p>Sans</text:p>
          </table:table-cell>
          <table:table-cell table:style-name="ce24" office:value-type="string" calcext:value-type="string">
            <text:p>Bel</text:p>
          </table:table-cell>
          <table:table-cell table:style-name="ce24" office:value-type="string" calcext:value-type="string">
            <text:p>Josep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68" table:content-validation-name="val2" table:number-columns-repeated="2"/>
          <table:table-cell table:style-name="ce11"/>
          <table:table-cell table:style-name="ce75"/>
          <table:table-cell table:style-name="ce75" table:content-validation-name="val4"/>
          <table:table-cell table:style-name="ce75" table:content-validation-name="val5"/>
          <table:table-cell table:style-name="ce75"/>
          <table:table-cell table:style-name="ce17" table:number-columns-repeated="4"/>
          <table:table-cell/>
          <table:table-cell table:content-validation-name="val2" office:value-type="float" office:value="72101" calcext:value-type="float">
            <text:p>72101</text:p>
          </table:table-cell>
          <table:table-cell office:value-type="string" calcext:value-type="string">
            <text:p>Benet</text:p>
          </table:table-cell>
          <table:table-cell office:value-type="string" calcext:value-type="string">
            <text:p>Albesa</text:p>
          </table:table-cell>
          <table:table-cell office:value-type="string" calcext:value-type="string">
            <text:p>Miguel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1">
          <table:table-cell table:style-name="ce10" table:number-columns-repeated="2"/>
          <table:table-cell table:style-name="ce74" table:number-columns-repeated="2"/>
          <table:table-cell table:style-name="ce74" table:content-validation-name="val4"/>
          <table:table-cell table:style-name="ce74" table:content-validation-name="val5"/>
          <table:table-cell table:style-name="ce74" table:number-columns-repeated="5"/>
          <table:table-cell/>
          <table:table-cell table:content-validation-name="val2" office:value-type="float" office:value="101758" calcext:value-type="float">
            <text:p>101758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Ana</text:p>
          </table:table-cell>
          <table:table-cell table:style-name="ce27"/>
          <table:table-cell/>
          <table:table-cell table:style-name="ce27" table:number-columns-repeated="2"/>
        </table:table-row>
      </table:table>
      <table:table table:name="Full4" table:style-name="ta1">
        <table:table-column table:style-name="co16" table:default-cell-style-name="ce40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1" table:default-cell-style-name="ce54"/>
        <table:table-column table:style-name="co1" table:number-columns-repeated="7" table:default-cell-style-name="ce41"/>
        <table:table-row table:style-name="ro2">
          <table:table-cell table:style-name="ce34" office:value-type="string" calcext:value-type="string">
            <text:p>PRÉSTEC (sistema d'amortització francès)</text:p>
          </table:table-cell>
          <table:table-cell table:style-name="ce41" table:number-columns-repeated="4"/>
          <table:table-cell table:number-columns-repeated="7"/>
        </table:table-row>
        <table:table-row table:style-name="ro2">
          <table:table-cell table:style-name="ce35" office:value-type="string" calcext:value-type="string">
            <text:p>CAPITAL</text:p>
          </table:table-cell>
          <table:table-cell table:style-name="ce35" office:value-type="string" calcext:value-type="string">
            <text:p>ANYS DEVOLUCIÓ</text:p>
          </table:table-cell>
          <table:table-cell table:style-name="ce35" office:value-type="string" calcext:value-type="string">
            <text:p>INTERÈS ANUAL</text:p>
          </table:table-cell>
          <table:table-cell table:style-name="ce35" office:value-type="string" calcext:value-type="string">
            <text:p>PERIODICITAT PAGAMENTS</text:p>
          </table:table-cell>
          <table:table-cell table:style-name="ce35" office:value-type="string" calcext:value-type="string">
            <text:p>QUOTA</text:p>
          </table:table-cell>
          <table:table-cell table:number-columns-repeated="7"/>
        </table:table-row>
        <table:table-row table:style-name="ro2">
          <table:table-cell table:style-name="ce36" table:content-validation-name="val4"/>
          <table:table-cell table:style-name="ce42" table:content-validation-name="val4"/>
          <table:table-cell table:style-name="ce47"/>
          <table:table-cell table:style-name="ce49" table:content-validation-name="val4"/>
          <table:table-cell table:style-name="ce51"/>
          <table:table-cell table:number-columns-repeated="7"/>
        </table:table-row>
        <table:table-row table:style-name="ro2">
          <table:table-cell table:style-name="Default" table:number-columns-repeated="4"/>
          <table:table-cell table:style-name="ce52"/>
          <table:table-cell table:number-columns-repeated="7"/>
        </table:table-row>
        <table:table-row table:style-name="ro2">
          <table:table-cell table:style-name="ce37" table:number-columns-repeated="2"/>
          <table:table-cell table:style-name="ce48" office:value-type="float" office:value="3" calcext:value-type="float">
            <text:p>3</text:p>
          </table:table-cell>
          <table:table-cell table:style-name="ce50"/>
          <table:table-cell table:style-name="ce115"/>
          <table:table-cell table:number-columns-repeated="7"/>
        </table:table-row>
        <table:table-row table:style-name="ro2">
          <table:table-cell table:style-name="ce38" office:value-type="string" calcext:value-type="string" table:number-columns-spanned="5" table:number-rows-spanned="1">
            <text:p>QUADRE D'AMORTITZACIÓ</text:p>
          </table:table-cell>
          <table:covered-table-cell table:number-columns-repeated="3" table:style-name="ce43"/>
          <table:covered-table-cell table:style-name="ce115"/>
          <table:table-cell table:number-columns-repeated="7"/>
        </table:table-row>
        <table:table-row table:style-name="ro5">
          <table:table-cell table:style-name="ce39" office:value-type="string" calcext:value-type="string">
            <text:p>P</text:p>
          </table:table-cell>
          <table:table-cell table:style-name="ce44" office:value-type="string" calcext:value-type="string">
            <text:p>INTERESSOS QUOTA</text:p>
          </table:table-cell>
          <table:table-cell table:style-name="ce44" office:value-type="string" calcext:value-type="string">
            <text:p>AMORTITZACIÓ QUOTA</text:p>
          </table:table-cell>
          <table:table-cell table:style-name="ce44" office:value-type="string" calcext:value-type="string">
            <text:p>RESTA PER AMORTITZAR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5"/>
          <table:table-cell table:number-columns-repeated="3"/>
          <table:table-cell table:style-name="ce55"/>
          <table:table-cell table:style-name="ce58" office:value-type="string" calcext:value-type="string" table:number-columns-spanned="2" table:number-rows-spanned="1">
            <text:p>Càlculs</text:p>
          </table:table-cell>
          <table:covered-table-cell table:style-name="ce124"/>
          <table:table-cell table:style-name="Default"/>
          <table:table-cell table:style-name="ce124" office:value-type="string" calcext:value-type="string">
            <text:p>Periodicitat</text:p>
          </table:table-cell>
          <table:table-cell table:style-name="ce124" office:value-type="string" calcext:value-type="string">
            <text:p>Quotes/an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C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nual</text:p>
          </table:table-cell>
          <table:table-cell table:style-name="ce60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I (tasa anual)</text:p>
          </table:table-cell>
          <table:table-cell table:style-name="ce64"/>
          <table:table-cell table:style-name="Default"/>
          <table:table-cell table:style-name="ce60" office:value-type="string" calcext:value-type="string">
            <text:p>Semestral</text:p>
          </table:table-cell>
          <table:table-cell table:style-name="ce60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n( anys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Trimestral</text:p>
          </table:table-cell>
          <table:table-cell table:style-name="ce60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k(quotes any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Mensual</text:p>
          </table:table-cell>
          <table:table-cell table:style-name="ce60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nk</text:p>
          </table:table-cell>
          <table:table-cell table:style-name="ce65"/>
          <table:table-cell table:style-name="Default"/>
          <table:table-cell table:style-name="ce54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/k</text:p>
          </table:table-cell>
          <table:table-cell table:style-name="ce64"/>
          <table:table-cell table:style-name="Default"/>
          <table:table-cell table:style-name="ce54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  <table:table-cell table:style-name="ce54" table:number-columns-repeated="2"/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11"/>
        </table:table-row>
      </table:table>
      <table:table table:name="Full1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ipus inicial</text:p>
          </table:table-cell>
          <table:table-cell table:style-name="ce9" office:value-type="percentage" office:value="0.0375" calcext:value-type="percentage">
            <text:p>3,75%</text:p>
          </table:table-cell>
        </table:table-row>
        <table:table-row table:style-name="ro2">
          <table:table-cell office:value-type="string" calcext:value-type="string">
            <text:p>Variació tipus</text:p>
          </table:table-cell>
          <table:table-cell table:style-name="ce9" office:value-type="percentage" office:value="0.0035" calcext:value-type="percentage">
            <text:p>0,35%</text:p>
          </table:table-cell>
        </table:table-row>
        <table:table-row table:style-name="ro2">
          <table:table-cell office:value-type="string" calcext:value-type="string">
            <text:p>Capital inicial</text:p>
          </table:table-cell>
          <table:table-cell office:value-type="float" office:value="7500" calcext:value-type="float">
            <text:p>7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332P0" style:volatile="true">
      <number:number number:decimal-places="2" number:min-decimal-places="2" number:min-integer-digits="1" number:grouping="true"/>
      <number:text> € </number:text>
    </number:number-style>
    <number:number-style style:name="N33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32P2" style:volatile="true">
      <number:number number:decimal-places="0" number:min-decimal-places="0" number:min-integer-digits="0"/>
      <number:text> €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currency-style style:name="N331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331">
      <number:number number:decimal-places="0" number:min-decimal-places="0" number:min-integer-digits="1" number:grouping="true"/>
      <number:text> </number:text>
      <number:currency-symbol>€403</number:currency-symbol>
      <style:map style:condition="value()&gt;=0" style:apply-style-name="N331P0"/>
    </number:currency-style>
    <number:currency-style style:name="N330P0" style:volatile="true">
      <number:number number:decimal-places="5" number:min-decimal-places="5" number:min-integer-digits="1" number:grouping="true"/>
      <number:text> </number:text>
      <number:currency-symbol number:language="ca" number:country="ES">€</number:currency-symbol>
    </number:currency-style>
    <number:currency-style style:name="N330">
      <number:text>-</number:text>
      <number:number number:decimal-places="5" number:min-decimal-places="5" number:min-integer-digits="1" number:grouping="true"/>
      <number:text> </number:text>
      <number:currency-symbol number:language="ca" number:country="ES">€</number:currency-symbol>
      <style:map style:condition="value()&gt;=0" style:apply-style-name="N330P0"/>
    </number:currency-style>
    <number:currency-style style:name="N328">
      <number:number number:decimal-places="0" number:min-decimal-places="0" number:min-integer-digits="1" number:grouping="true"/>
      <number:text> </number:text>
      <number:currency-symbol number:language="es" number:country="ES">pta</number:currency-symbol>
    </number:currency-style>
    <number:number-style style:name="N327">
      <number:number number:decimal-places="0" number:min-decimal-places="0" number:min-integer-digits="1" number:grouping="true"/>
      <number:text> kg.</number:text>
    </number:number-style>
    <number:currency-style style:name="N326">
      <number:number number:decimal-places="0" number:min-decimal-places="0" number:min-integer-digits="1" number:grouping="true"/>
      <number:text> </number:text>
      <number:currency-symbol number:language="ca" number:country="ES">pta</number:currency-symbol>
    </number:currency-style>
    <number:number-style style:name="N325P0" style:volatile="true">
      <number:number number:decimal-places="2" number:min-decimal-places="2" number:min-integer-digits="1" number:grouping="true"/>
      <number:text> </number:text>
    </number:number-style>
    <number:number-style style:name="N3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325P0"/>
    </number:number-style>
    <number:number-style style:name="N324P0" style:volatile="true">
      <number:number number:decimal-places="0" number:min-decimal-places="0" number:min-integer-digits="1" number:grouping="true"/>
      <number:text> </number:text>
    </number:number-style>
    <number:number-style style:name="N3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324P0"/>
    </number:number-style>
    <number:number-style style:name="N323">
      <number:number number:decimal-places="4" number:min-decimal-places="4" number:min-integer-digits="1" number:grouping="true"/>
    </number:number-style>
    <number:date-style style:name="N322">
      <number:month number:textual="true"/>
      <number:text>-</number:text>
      <number:year number:style="long"/>
    </number:date-style>
    <number:number-style style:name="N321P0" style:volatile="true">
      <number:text>Verdadero</number:text>
    </number:number-style>
    <number:number-style style:name="N321P1" style:volatile="true">
      <number:text>Verdadero</number:text>
    </number:number-style>
    <number:number-style style:name="N321">
      <number:text>Falso</number:text>
      <style:map style:condition="value()&gt;0" style:apply-style-name="N321P0"/>
      <style:map style:condition="value()&lt;0" style:apply-style-name="N321P1"/>
    </number:number-style>
    <number:number-style style:name="N319P0" style:volatile="true">
      <number:text>Sí</number:text>
    </number:number-style>
    <number:number-style style:name="N319P1" style:volatile="true">
      <number:text>Sí</number:text>
    </number:number-style>
    <number:number-style style:name="N319">
      <number:text>No</number:text>
      <style:map style:condition="value()&gt;0" style:apply-style-name="N319P0"/>
      <style:map style:condition="value()&lt;0" style:apply-style-name="N319P1"/>
    </number:number-style>
    <number:number-style style:name="N31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1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17P2" style:volatile="true">
      <number:text> $-</number:text>
      <number:number number:decimal-places="0" number:min-decimal-places="0" number:min-integer-digits="0"/>
      <number:text>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3P0" style:volatile="true">
      <number:number number:decimal-places="2" number:min-decimal-places="2" number:min-integer-digits="1" number:grouping="true"/>
      <number:text> </number:text>
    </number:number-style>
    <number:number-style style:name="N31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313P2" style:volatile="true">
      <number:text>-</number:text>
      <number:number number:decimal-places="0" number:min-decimal-places="0" number:min-integer-digits="0"/>
      <number:text>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date-style style:name="N312">
      <number:day/>
      <number:text>/</number:text>
      <number:month/>
    </number:date-style>
    <number:number-style style:name="N311">
      <number:number number:decimal-places="1" number:min-decimal-places="1" number:min-integer-digits="1" number:grouping="true"/>
    </number:number-style>
    <number:date-style style:name="N310">
      <number:text>dia: </number:text>
      <number:day/>
      <number:text>/</number:text>
      <number:month number:style="long"/>
      <number:text>/</number:text>
      <number:year/>
    </number:date-style>
    <number:number-style style:name="N309P0" style:volatile="true">
      <number:number number:decimal-places="0" number:min-decimal-places="0" number:min-integer-digits="1" number:grouping="true"/>
      <number:text>       </number:text>
    </number:number-style>
    <number:number-style style:name="N30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09P2" style:volatile="true">
      <number:text>-</number:text>
      <number:number number:decimal-places="0" number:min-decimal-places="0" number:min-integer-digits="0"/>
      <number:text>      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08P0" style:volatile="true">
      <number:number number:decimal-places="1" number:min-decimal-places="1" number:min-integer-digits="1" number:grouping="true"/>
      <number:text>       </number:text>
    </number:number-style>
    <number:number-style style:name="N308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308P2" style:volatile="true">
      <number:text>-</number:text>
      <number:number number:decimal-places="0" number:min-decimal-places="0" number:min-integer-digits="0"/>
      <number:text>      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7P0" style:volatile="true"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3P0" style:volatile="true">
      <number:number number:decimal-places="0" number:min-decimal-places="0" number:min-integer-digits="1" number:grouping="true"/>
      <number:text> DM</number:text>
    </number:number-style>
    <number:number-style style:name="N303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03P0"/>
    </number:number-style>
    <number:number-style style:name="N302P0" style:volatile="true">
      <number:number number:decimal-places="2" number:min-decimal-places="2" number:min-integer-digits="1" number:grouping="true"/>
      <number:text> pta </number:text>
    </number:number-style>
    <number:number-style style:name="N302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302P2" style:volatile="true">
      <number:text>-</number:text>
      <number:number number:decimal-places="0" number:min-decimal-places="0" number:min-integer-digits="0"/>
      <number:text> pta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298P0" style:volatile="true">
      <number:number number:decimal-places="0" number:min-decimal-places="0" number:min-integer-digits="1" number:grouping="true"/>
      <number:text> pta </number:text>
    </number:number-style>
    <number:number-style style:name="N298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98P2" style:volatile="true">
      <number:text> - pta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4P0" style:volatile="true">
      <number:number number:decimal-places="2" number:min-decimal-places="2" number:min-integer-digits="1" number:grouping="true"/>
      <number:text> pta</number:text>
    </number:number-style>
    <number:number-style style:name="N294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94P0"/>
    </number:number-style>
    <number:number-style style:name="N293P0" style:volatile="true">
      <number:number number:decimal-places="0" number:min-decimal-places="0" number:min-integer-digits="1" number:grouping="true"/>
      <number:text> pta</number:text>
    </number:number-style>
    <number:number-style style:name="N29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93P0"/>
    </number:number-style>
    <number:number-style style:name="N292P0" style:volatile="true">
      <number:number number:decimal-places="0" number:min-decimal-places="0" number:min-integer-digits="1" number:grouping="true"/>
      <number:text> pta</number:text>
    </number:number-style>
    <number:number-style style:name="N292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92P0"/>
    </number:number-style>
    <number:number-style style:name="N290">
      <number:number number:decimal-places="11" number:min-decimal-places="11" number:min-integer-digits="1"/>
    </number:number-style>
    <number:number-style style:name="N289">
      <number:number number:decimal-places="4" number:min-decimal-places="4" number:min-integer-digits="1"/>
    </number:number-style>
    <number:number-style style:name="N288">
      <number:number number:decimal-places="5" number:min-decimal-places="5" number:min-integer-digits="1"/>
    </number:number-style>
    <number:number-style style:name="N287">
      <number:number number:decimal-places="6" number:min-decimal-places="6" number:min-integer-digits="1"/>
    </number:number-style>
    <number:number-style style:name="N286">
      <number:number number:decimal-places="7" number:min-decimal-places="7" number:min-integer-digits="1"/>
    </number:number-style>
    <number:number-style style:name="N285">
      <number:number number:decimal-places="10" number:min-decimal-places="10" number:min-integer-digits="1"/>
    </number:number-style>
    <number:number-style style:name="N284">
      <number:number number:decimal-places="9" number:min-decimal-places="9" number:min-integer-digits="1"/>
    </number:number-style>
    <number:number-style style:name="N283P0" style:volatile="true">
      <number:number number:decimal-places="2" number:min-decimal-places="2" number:min-integer-digits="1" number:grouping="true"/>
      <number:text>       </number:text>
    </number:number-style>
    <number:number-style style:name="N283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83P2" style:volatile="true">
      <number:text> -      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2P0" style:volatile="true">
      <number:number number:decimal-places="1" number:min-decimal-places="1" number:min-integer-digits="1" number:grouping="true"/>
      <number:text>       </number:text>
    </number:number-style>
    <number:number-style style:name="N282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282P2" style:volatile="true">
      <number:text> -      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79">
      <number:number number:min-integer-digits="1"/>
      <number:text> </number:text>
    </number:number-style>
    <number:number-style style:name="N278P0" style:volatile="true">
      <number:number number:decimal-places="0" number:min-decimal-places="0" number:min-integer-digits="1" number:grouping="true"/>
      <number:text> </number:text>
    </number:number-style>
    <number:number-style style:name="N2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78P2" style:volatile="true">
      <number:text>-</number:text>
      <number:number number:decimal-places="0" number:min-decimal-places="0" number:min-integer-digits="0"/>
      <number:text>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6P0" style:volatile="true">
      <number:number number:decimal-places="1" number:min-decimal-places="1" number:min-integer-digits="1" number:grouping="true"/>
      <number:text> </number:text>
    </number:number-style>
    <number:number-style style:name="N276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276P2" style:volatile="true">
      <number:text>-</number:text>
      <number:number number:decimal-places="0" number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2">
      <number:text>Data: </number:text>
      <number:day/>
      <number:text>/</number:text>
      <number:month number:style="long"/>
      <number:text>/</number:text>
      <number:year/>
    </number:date-style>
    <number:percentage-style style:name="N271">
      <number:number number:decimal-places="3" number:min-decimal-places="3" number:min-integer-digits="1"/>
      <number:text>%</number:text>
    </number:percentage-style>
    <number:currency-style style:name="N270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70"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70P0"/>
    </number:currency-style>
    <number:number-style style:name="N269">
      <number:number number:decimal-places="2" number:min-decimal-places="2" number:min-integer-digits="1" number:grouping="true"/>
      <number:text> h</number:text>
    </number:number-style>
    <number:number-style style:name="N268P0" style:volatile="true">
      <number:number number:decimal-places="0" number:min-decimal-places="0" number:min-integer-digits="1" number:grouping="true"/>
      <number:text>        </number:text>
    </number:number-style>
    <number:number-style style:name="N268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268P2" style:volatile="true">
      <number:text> -       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4P0" style:volatile="true">
      <number:number number:decimal-places="0" number:min-decimal-places="0" number:min-integer-digits="1" number:grouping="true"/>
      <number:text> PTA </number:text>
    </number:number-style>
    <number:number-style style:name="N264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64P2" style:volatile="true">
      <number:text> - PTA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0P0" style:volatile="true">
      <number:number number:decimal-places="4" number:min-decimal-places="4" number:min-integer-digits="1" number:grouping="true"/>
      <number:text> </number:text>
      <number:currency-symbol number:language="ca" number:country="ES">€</number:currency-symbol>
    </number:currency-style>
    <number:currency-style style:name="N260">
      <number:text>-</number:text>
      <number:number number:decimal-places="4" number:min-decimal-places="4" number:min-integer-digits="1" number:grouping="true"/>
      <number:text> </number:text>
      <number:currency-symbol number:language="ca" number:country="ES">€</number:currency-symbol>
      <style:map style:condition="value()&gt;=0" style:apply-style-name="N260P0"/>
    </number:currency-style>
    <number:number-style style:name="N258P0" style:volatile="true">
      <number:number number:decimal-places="2" number:min-decimal-places="2" number:min-integer-digits="1" number:grouping="true"/>
      <number:text> PTA</number:text>
    </number:number-style>
    <number:number-style style:name="N25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58P0"/>
    </number:number-style>
    <number:number-style style:name="N257">
      <number:number number:decimal-places="0" number:min-decimal-places="0" number:min-integer-digits="0"/>
    </number:number-style>
    <number:number-style style:name="N256P0" style:volatile="true">
      <number:number number:decimal-places="2" number:min-decimal-places="2" number:min-integer-digits="1" number:grouping="true"/>
      <number:text> PTA</number:text>
    </number:number-style>
    <number:number-style style:name="N256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56P0"/>
    </number:number-style>
    <number:number-style style:name="N254P0" style:volatile="true">
      <number:number number:decimal-places="1" number:min-decimal-places="1" number:min-integer-digits="1" number:grouping="true"/>
      <number:text> € </number:text>
    </number:number-style>
    <number:number-style style:name="N25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254P2" style:volatile="true">
      <number:text>-</number:text>
      <number:number number:decimal-places="0" number:min-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currency-style style:name="N251">
      <number:number number:decimal-places="2" number:min-decimal-places="2" number:min-integer-digits="1" number:grouping="true"/>
      <number:text> </number:text>
      <number:currency-symbol number:language="ca" number:country="ES">pta</number:currency-symbol>
    </number:currency-style>
    <number:number-style style:name="N250">
      <number:number number:decimal-places="3" number:min-decimal-places="3" number:min-integer-digits="1"/>
    </number:number-style>
    <number:date-style style:name="N249">
      <number:day/>
      <number:text>/</number:text>
      <number:month number:style="long"/>
      <number:text>/</number:text>
      <number:year number:style="long"/>
    </number:date-style>
    <number:number-style style:name="N248P0" style:volatile="true">
      <number:number number:decimal-places="0" number:min-decimal-places="0" number:min-integer-digits="1" number:grouping="true"/>
    </number:number-style>
    <number:number-style style:name="N2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48P0"/>
    </number:number-style>
    <number:currency-style style:name="N247P0" style:volatile="true">
      <number:number number:decimal-places="1" number:min-decimal-places="1" number:min-integer-digits="1" number:grouping="true"/>
      <number:text> </number:text>
      <number:currency-symbol number:language="ca" number:country="ES">€</number:currency-symbol>
    </number:currency-style>
    <number:currency-style style:name="N247">
      <number:text>-</number:text>
      <number:number number:decimal-places="1" number:min-decimal-places="1" number:min-integer-digits="1" number:grouping="true"/>
      <number:text> </number:text>
      <number:currency-symbol number:language="ca" number:country="ES">€</number:currency-symbol>
      <style:map style:condition="value()&gt;=0" style:apply-style-name="N247P0"/>
    </number:currency-style>
    <number:number-style style:name="N245P0" style:volatile="true">
      <number:number number:decimal-places="2" number:min-decimal-places="2" number:min-integer-digits="1" number:grouping="true"/>
      <number:text> Pts </number:text>
    </number:number-style>
    <number:number-style style:name="N245P1" style:volatile="true">
      <number:number number:decimal-places="2" number:min-decimal-places="2" number:min-integer-digits="1" number:grouping="true"/>
      <number:text> Pts-</number:text>
    </number:number-style>
    <number:number-style style:name="N245P2" style:volatile="true">
      <number:text> - Pts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4P0" style:volatile="true">
      <number:number number:decimal-places="2" number:min-decimal-places="2" number:min-integer-digits="1" number:grouping="true"/>
      <number:text> Pts </number:text>
    </number:number-style>
    <number:number-style style:name="N244P1" style:volatile="true">
      <number:number number:decimal-places="2" number:min-decimal-places="2" number:min-integer-digits="1" number:grouping="true"/>
      <number:text> Pts-</number:text>
    </number:number-style>
    <number:number-style style:name="N244P2" style:volatile="true">
      <number:text>-</number:text>
      <number:number number:decimal-places="0" number:min-decimal-places="0" number:min-integer-digits="0"/>
      <number:text> Pts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2">
      <number:number number:decimal-places="5" number:min-decimal-places="5" number:min-integer-digits="1" number:grouping="true"/>
    </number:number-style>
    <number:currency-style style:name="N241P0" style:volatile="true">
      <number:number number:decimal-places="7" number:min-decimal-places="7" number:min-integer-digits="1" number:grouping="true"/>
      <number:text> </number:text>
      <number:currency-symbol number:language="ca" number:country="ES">€</number:currency-symbol>
    </number:currency-style>
    <number:currency-style style:name="N241">
      <number:text>-</number:text>
      <number:number number:decimal-places="7" number:min-decimal-places="7" number:min-integer-digits="1" number:grouping="true"/>
      <number:text> </number:text>
      <number:currency-symbol number:language="ca" number:country="ES">€</number:currency-symbol>
      <style:map style:condition="value()&gt;=0" style:apply-style-name="N241P0"/>
    </number:currency-style>
    <number:number-style style:name="N239P0" style:volatile="true">
      <number:number number:decimal-places="2" number:min-decimal-places="2" number:min-integer-digits="1" number:grouping="true"/>
      <number:text> Pts</number:text>
    </number:number-style>
    <number:number-style style:name="N239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39P0"/>
    </number:number-style>
    <number:number-style style:name="N238P0" style:volatile="true">
      <number:number number:decimal-places="2" number:min-decimal-places="2" number:min-integer-digits="1" number:grouping="true"/>
      <number:text> Pts</number:text>
    </number:number-style>
    <number:number-style style:name="N238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38P0"/>
    </number:number-style>
    <number:number-style style:name="N236P0" style:volatile="true">
      <number:number number:decimal-places="0" number:min-decimal-places="0" number:min-integer-digits="1" number:grouping="true"/>
      <number:text> Pts</number:text>
    </number:number-style>
    <number:number-style style:name="N236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36P0"/>
    </number:number-style>
    <number:number-style style:name="N235P0" style:volatile="true">
      <number:number number:decimal-places="2" number:min-decimal-places="2" number:min-integer-digits="1" number:grouping="true"/>
      <number:text> € </number:text>
    </number:number-style>
    <number:number-style style:name="N235P1" style:volatile="true">
      <number:number number:decimal-places="2" number:min-decimal-places="2" number:min-integer-digits="1" number:grouping="true"/>
      <number:text> € </number:text>
    </number:number-style>
    <number:number-style style:name="N235P2" style:volatile="true">
      <number:number number:decimal-places="0" number:min-decimal-places="0" number:min-integer-digits="0"/>
      <number:text> €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3P0" style:volatile="true">
      <number:number number:decimal-places="0" number:min-decimal-places="0" number:min-integer-digits="1" number:grouping="true"/>
      <number:text> Pts</number:text>
    </number:number-style>
    <number:number-style style:name="N23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33P0"/>
    </number:number-style>
    <number:number-style style:name="N232">
      <number:number number:decimal-places="0" number:min-decimal-places="0" number:min-integer-digits="1" number:grouping="true"/>
      <number:text> Pts</number:text>
    </number:number-style>
    <number:time-style style:name="N231" number:truncate-on-overflow="false">
      <number:hours/>
      <number:text>,</number:text>
      <number:minutes number:style="long"/>
      <number:text> h</number:text>
    </number:time-style>
    <number:number-style style:name="N230P0" style:volatile="true">
      <number:number number:decimal-places="2" number:min-decimal-places="2" number:min-integer-digits="1" number:grouping="true"/>
      <number:text>        </number:text>
    </number:number-style>
    <number:number-style style:name="N230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230P2" style:volatile="true">
      <number:text>-</number:text>
      <number:number number:decimal-places="0" number:min-decimal-places="0" number:min-integer-digits="0"/>
      <number:text>  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time-style style:name="N226">
      <number:minutes number:style="long"/>
      <number:text>:</number:text>
      <number:seconds number:style="long" number:decimal-places="1"/>
    </number:time-style>
    <number:time-style style:name="N2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24P0" style:volatile="true">
      <number:number number:decimal-places="2" number:min-decimal-places="2" number:min-integer-digits="1" number:grouping="true"/>
      <number:text> PTA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224P2" style:volatile="true">
      <number:text>-</number:text>
      <number:number number:decimal-places="0" number:min-decimal-places="0" number:min-integer-digits="0"/>
      <number:text> PTA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0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220"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220P0"/>
    </number:currency-style>
    <number:time-style style:name="N219">
      <number:minutes number:style="long"/>
      <number:text>:</number:text>
      <number:seconds number:style="long"/>
    </number:time-style>
    <number:number-style style:name="N218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18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18P2" style:volatile="true">
      <number:text> $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4P0" style:volatile="true">
      <number:number number:decimal-places="2" number:min-decimal-places="2" number:min-integer-digits="1" number:grouping="true"/>
      <number:text> DM</number:text>
    </number:number-style>
    <number:number-style style:name="N214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14P0"/>
    </number:number-style>
    <number:number-style style:name="N213P0" style:volatile="true">
      <number:number number:decimal-places="2" number:min-decimal-places="2" number:min-integer-digits="1" number:grouping="true"/>
    </number:number-style>
    <number:number-style style:name="N213">
      <number:text>-</number:text>
      <number:number number:decimal-places="2" number:min-decimal-places="2" number:min-integer-digits="1" number:grouping="true"/>
      <style:map style:condition="value()&gt;=0" style:apply-style-name="N213P0"/>
    </number:number-style>
    <number:number-style style:name="N212P0" style:volatile="true">
      <number:number number:decimal-places="0" number:min-decimal-places="0" number:min-integer-digits="1" number:grouping="true"/>
      <number:text> PTA</number:text>
    </number:number-style>
    <number:number-style style:name="N21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12P0"/>
    </number:number-style>
    <number:number-style style:name="N211P0" style:volatile="true">
      <number:number number:decimal-places="0" number:min-decimal-places="0" number:min-integer-digits="1" number:grouping="true"/>
    </number:number-style>
    <number:number-style style:name="N211">
      <number:text>-</number:text>
      <number:number number:decimal-places="0" number:min-decimal-places="0" number:min-integer-digits="1" number:grouping="true"/>
      <style:map style:condition="value()&gt;=0" style:apply-style-name="N211P0"/>
    </number:number-style>
    <number:number-style style:name="N210P0" style:volatile="true">
      <number:number number:decimal-places="0" number:min-decimal-places="0" number:min-integer-digits="1" number:grouping="true"/>
      <number:text> PTA</number:text>
    </number:number-style>
    <number:number-style style:name="N210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10P0"/>
    </number:number-style>
    <number:number-style style:name="N209">
      <number:number number:decimal-places="0" number:min-decimal-places="0" number:min-integer-digits="1" number:grouping="true"/>
      <number:text> PTA</number:text>
    </number:number-style>
    <number:number-style style:name="N208P0" style:volatile="true">
      <number:number number:decimal-places="2" number:min-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8P0"/>
    </number:number-style>
    <number:number-style style:name="N207P0" style:volatile="true">
      <number:number number:decimal-places="2" number:min-decimal-places="2" number:min-integer-digits="1" number:grouping="true"/>
      <number:text> €</number:text>
    </number:number-style>
    <number:number-style style:name="N20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7P0"/>
    </number:number-style>
    <number:number-style style:name="N206">
      <number:number number:decimal-places="2" number:min-decimal-places="2" number:min-integer-digits="1" number:grouping="true"/>
      <number:text> €</number:text>
    </number:number-style>
    <number:number-style style:name="N205P0" style:volatile="true">
      <number:number number:decimal-places="2" number:min-decimal-places="2" number:min-integer-digits="1" number:grouping="true"/>
      <number:text> DM </number:text>
    </number:number-style>
    <number:number-style style:name="N20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05P2" style:volatile="true">
      <number:text>-</number:text>
      <number:number number:decimal-places="0" number:min-decimal-places="0" number:min-integer-digits="0"/>
      <number:text> DM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1P0" style:volatile="true">
      <number:number number:decimal-places="3" number:min-decimal-places="3" number:min-integer-digits="1" number:grouping="true"/>
      <number:text> </number:text>
      <number:currency-symbol number:language="ca" number:country="ES">€</number:currency-symbol>
    </number:currency-style>
    <number:currency-style style:name="N201">
      <number:text>-</number:text>
      <number:number number:decimal-places="3" number:min-decimal-places="3" number:min-integer-digits="1" number:grouping="true"/>
      <number:text> </number:text>
      <number:currency-symbol number:language="ca" number:country="ES">€</number:currency-symbol>
      <style:map style:condition="value()&gt;=0" style:apply-style-name="N201P0"/>
    </number:currency-style>
    <number:percentage-style style:name="N199">
      <number:number number:decimal-places="6" number:min-decimal-places="6" number:min-integer-digits="1"/>
      <number:text>%</number:text>
    </number:percentage-style>
    <number:number-style style:name="N198P0" style:volatile="true">
      <number:number number:decimal-places="2" number:min-decimal-places="2" number:min-integer-digits="1" number:grouping="true"/>
      <number:text> pta</number:text>
    </number:number-style>
    <number:number-style style:name="N198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98P0"/>
    </number:number-style>
    <number:number-style style:name="N196">
      <number:number number:decimal-places="1" number:min-decimal-places="1" number:min-integer-digits="1"/>
    </number:number-style>
    <number:number-style style:name="N195P0" style:volatile="true">
      <number:number number:decimal-places="0" number:min-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5P0"/>
    </number:number-style>
    <number:date-style style:name="N194">
      <number:day/>
      <number:text>-</number:text>
      <number:month number:textual="true"/>
      <number:text>-</number:text>
      <number:year/>
    </number:date-style>
    <number:number-style style:name="N193P0" style:volatile="true">
      <number:number number:decimal-places="0" number:min-decimal-places="0" number:min-integer-digits="1" number:grouping="true"/>
      <number:text> </number:text>
    </number:number-style>
    <number:number-style style:name="N19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3P0"/>
    </number:number-style>
    <number:number-style style:name="N192P0" style:volatile="true">
      <number:number number:decimal-places="0" number:min-decimal-places="0" number:min-integer-digits="1"/>
      <number:text> </number:text>
    </number:number-style>
    <number:number-style style:name="N192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92P0"/>
    </number:number-style>
    <number:number-style style:name="N190P0" style:volatile="true">
      <number:number number:decimal-places="2" number:min-decimal-places="2" number:min-integer-digits="1"/>
    </number:number-style>
    <number:number-style style:name="N190">
      <style:text-properties fo:color="#ff0000"/>
      <number:text>-</number:text>
      <number:number number:decimal-places="2" number:min-decimal-places="2" number:min-integer-digits="1"/>
      <style:map style:condition="value()&gt;=0" style:apply-style-name="N190P0"/>
    </number:number-style>
    <number:number-style style:name="N189P0" style:volatile="true">
      <number:number number:decimal-places="2" number:min-decimal-places="2" number:min-integer-digits="1" number:grouping="true"/>
      <number:text> DM</number:text>
    </number:number-style>
    <number:number-style style:name="N189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9P0"/>
    </number:number-style>
    <number:currency-style style:name="N187P0" style:volatile="true">
      <number:number number:decimal-places="6" number:min-decimal-places="6" number:min-integer-digits="1" number:grouping="true"/>
      <number:text> </number:text>
      <number:currency-symbol number:language="ca" number:country="ES">€</number:currency-symbol>
    </number:currency-style>
    <number:currency-style style:name="N187">
      <number:text>-</number:text>
      <number:number number:decimal-places="6" number:min-decimal-places="6" number:min-integer-digits="1" number:grouping="true"/>
      <number:text> </number:text>
      <number:currency-symbol number:language="ca" number:country="ES">€</number:currency-symbol>
      <style:map style:condition="value()&gt;=0" style:apply-style-name="N187P0"/>
    </number:currency-style>
    <number:number-style style:name="N185">
      <number:number number:decimal-places="0" number:min-decimal-places="0" number:min-integer-digits="1" number:grouping="true"/>
      <number:text> l.</number:text>
    </number:number-style>
    <number:number-style style:name="N184P0" style:volatile="true">
      <number:number number:decimal-places="0" number:min-decimal-places="0" number:min-integer-digits="1" number:grouping="true"/>
      <number:text> €</number:text>
    </number:number-style>
    <number:number-style style:name="N18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4P0"/>
    </number:number-style>
    <number:currency-style style:name="N182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82P0"/>
    </number:currency-style>
    <number:number-style style:name="N180P0" style:volatile="true">
      <number:number number:decimal-places="2" number:min-decimal-places="2" number:min-integer-digits="1" number:grouping="true"/>
      <number:text>   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78P0" style:volatile="true">
      <number:text>$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78P0"/>
    </number:number-style>
    <number:number-style style:name="N176P0" style:volatile="true">
      <number:number number:decimal-places="2" number:min-decimal-places="2" number:min-integer-digits="1" number:grouping="true"/>
      <number:text> Pts </number:text>
    </number:number-style>
    <number:number-style style:name="N176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76P2" style:volatile="true">
      <number:text>-</number:text>
      <number:number number:decimal-places="0" number:min-decimal-places="0" number:min-integer-digits="0"/>
      <number:text> Pts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-</number:text>
      <number:number number:decimal-places="0" number:min-decimal-places="0" number:min-integer-digits="0"/>
      <number:text>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68">
      <number:hours/>
      <number:text>,</number:text>
      <number:minutes number:style="long"/>
      <number:text> h</number:text>
    </number:time-style>
    <number:number-style style:name="N167">
      <number:number number:decimal-places="6" number:min-decimal-places="6" number:min-integer-digits="1" number:grouping="true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time-style style:name="N164">
      <number:hours number:style="long"/>
      <number:text>,</number:text>
      <number:minutes number:style="long"/>
      <number:text> h</number:text>
    </number:time-style>
    <number:number-style style:name="N163P0" style:volatile="true">
      <number:number number:decimal-places="3" number:min-decimal-places="3" number:min-integer-digits="1" number:grouping="true"/>
      <number:text> Pts </number:text>
    </number:number-style>
    <number:number-style style:name="N163P1" style:volatile="true">
      <number:number number:decimal-places="3" number:min-decimal-places="3" number:min-integer-digits="1" number:grouping="true"/>
      <number:text> Pts-</number:text>
    </number:number-style>
    <number:number-style style:name="N163P2" style:volatile="true">
      <number:text> - Pts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0">
      <number:number number:decimal-places="0" number:min-decimal-places="0" number:min-integer-digits="1" number:grouping="true"/>
      <number:text> h</number:text>
    </number:number-style>
    <number:number-style style:name="N159P0" style:volatile="true">
      <number:number number:decimal-places="0" number:min-decimal-places="0" number:min-integer-digits="1" number:grouping="true"/>
      <number:text> Pts </number:text>
    </number:number-style>
    <number:number-style style:name="N159P1" style:volatile="true">
      <number:number number:decimal-places="0" number:min-decimal-places="0" number:min-integer-digits="1" number:grouping="true"/>
      <number:text> Pts-</number:text>
    </number:number-style>
    <number:number-style style:name="N159P2" style:volatile="true">
      <number:text> - Pts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7P0" style:volatile="true">
      <number:text>Activado</number:text>
    </number:number-style>
    <number:number-style style:name="N157P1" style:volatile="true">
      <number:text>Activado</number:text>
    </number:number-style>
    <number:number-style style:name="N157">
      <number:text>Desactivado</number:text>
      <style:map style:condition="value()&gt;0" style:apply-style-name="N157P0"/>
      <style:map style:condition="value()&lt;0" style:apply-style-name="N157P1"/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4">
      <number:number number:decimal-places="1" number:min-decimal-places="1" number:min-integer-digits="1" number:grouping="true"/>
      <number:text> kg.</number:text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2P0" style:volatile="true">
      <number:number number:decimal-places="1" number:min-decimal-places="1" number:min-integer-digits="1" number:grouping="true"/>
      <number:text> Pts </number:text>
    </number:number-style>
    <number:number-style style:name="N152P1" style:volatile="true">
      <number:number number:decimal-places="1" number:min-decimal-places="1" number:min-integer-digits="1" number:grouping="true"/>
      <number:text> Pts-</number:text>
    </number:number-style>
    <number:number-style style:name="N152P2" style:volatile="true">
      <number:text> - Pts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9">
      <number:number number:decimal-places="8" number:min-decimal-places="8" number:min-integer-digits="1"/>
    </number:number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47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147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47P0"/>
    </number:currency-style>
    <number:number-style style:name="N145P0" style:volatile="true">
      <number:number number:decimal-places="2" number:min-decimal-places="2" number:min-integer-digits="1" number:grouping="true"/>
      <number:text> € </number:text>
    </number:number-style>
    <number:number-style style:name="N14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5P2" style:volatile="true">
      <number:text>-</number:text>
      <number:number number:decimal-places="0" number:min-decimal-places="0" number:min-integer-digits="0"/>
      <number:text>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0" number:min-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1P0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9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      </number:text>
    </number:number-style>
    <number:number-style style:name="N132P1" style:volatile="true">
      <number:number number:decimal-places="0" number:min-decimal-places="0" number:min-integer-digits="1" number:grouping="true"/>
      <number:text>      -</number:text>
    </number:number-style>
    <number:number-style style:name="N132P2" style:volatile="true">
      <number:text> -   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0P0" style:volatile="true"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2" number:min-decimal-places="2" number:min-integer-digits="1" number:grouping="true"/>
      <number:text>       </number:text>
    </number:number-style>
    <number:number-style style:name="N126P1" style:volatile="true">
      <number:number number:decimal-places="2" number:min-decimal-places="2" number:min-integer-digits="1" number:grouping="true"/>
      <number:text>      -</number:text>
    </number:number-style>
    <number:number-style style:name="N126P2" style:volatile="true">
      <number:text>-</number:text>
      <number:number number:decimal-places="0" number:min-decimal-places="0" number:min-integer-digits="0"/>
      <number:text>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">
      <number:number number:decimal-places="3" number:min-decimal-places="3" number:min-integer-digits="1" number:grouping="true"/>
    </number:number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121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number-style style:name="N119P0" style:volatile="true">
      <number:number number:decimal-places="0" number:min-decimal-places="0" number:min-integer-digits="1" number:grouping="true"/>
      <number:text> Pts 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19P2" style:volatile="true">
      <number:text> - Pts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6">
      <number:number number:decimal-places="0" number:min-decimal-places="0" number:min-integer-digits="1" number:grouping="true"/>
      <number:text> Pts </number:text>
    </number:number-style>
    <number:number-style style:name="N115P0" style:volatile="true"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0" number:min-decimal-places="0" number:min-integer-digits="1" number:grouping="true"/>
      <number:text>       </number:text>
    </number:number-style>
    <number:number-style style:name="N11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11P2" style:volatile="true">
      <number:text> -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7P0" style:volatile="true">
      <number:number number:decimal-places="2" number:min-decimal-places="2" number:min-integer-digits="1" number:grouping="true"/>
      <number:text> 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07P2" style:volatile="true">
      <number:text>-</number:text>
      <number:number number:decimal-places="0" number:min-decimal-places="0" number:min-integer-digits="0"/>
      <number:text>   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9:42:26.199000000</meta:creation-date>
    <meta:generator>LibreOffice/7.3.5.2$Linux_X86_64 LibreOffice_project/30$Build-2</meta:generator>
    <dc:date>2023-03-20T13:42:30.515358768</dc:date>
    <meta:editing-duration>PT58M3S</meta:editing-duration>
    <meta:editing-cycles>5</meta:editing-cycles>
    <dc:creator>Jaume Sampol</dc:creator>
    <meta:document-statistic meta:table-count="4" meta:cell-count="886" meta:object-count="0"/>
  </office:meta>
</office:document-meta>
</file>